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4653in"/>
    </style:style>
    <style:style style:name="Table1.B" style:family="table-column">
      <style:table-column-properties style:column-width="2.466in"/>
    </style:style>
    <style:style style:name="Table1.C" style:family="table-column">
      <style:table-column-properties style:column-width="1.6438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1.A18"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4"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4"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20" style:family="table-cell">
      <style:table-cell-properties style:vertical-align="middle" fo:padding="0.0347in" fo:border="none"/>
    </style:style>
    <style:style style:name="Table8.E20" style:family="table-cell">
      <style:table-cell-properties style:vertical-align="middle" fo:padding="0.0347in" fo:border="none"/>
    </style:style>
    <style:style style:name="Table8.F20"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3"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4"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8" style:family="paragraph" style:parent-style-name="Standard">
      <style:paragraph-properties fo:text-align="start" style:justify-single-word="false" fo:orphans="0" fo:widows="0" style:writing-mode="lr-tb"/>
      <style:text-properties style:font-name="Calibri" fo:font-size="10pt" fo:font-weight="bold" officeooo:rsid="007a8f20" officeooo:paragraph-rsid="007a8f20" style:font-size-asian="10pt" style:font-weight-asian="bold" style:font-weight-complex="bold"/>
    </style:style>
    <style:style style:name="P9" style:family="paragraph" style:parent-style-name="Standard">
      <style:paragraph-properties fo:text-align="start" style:justify-single-word="false" fo:orphans="0" fo:widows="0" style:writing-mode="lr-tb"/>
      <style:text-properties style:font-name="Calibri" fo:font-size="10pt" fo:font-weight="bold" officeooo:rsid="007f56a5" officeooo:paragraph-rsid="007f56a5" style:font-size-asian="10pt" style:font-weight-asian="bold"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b68a7" officeooo:paragraph-rsid="006eb040"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0746b0" officeooo:paragraph-rsid="006eb040"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1a2374"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5"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6"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8"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20"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1"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22"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P23" style:family="paragraph" style:parent-style-name="Standard">
      <style:paragraph-properties style:writing-mode="lr-tb"/>
      <style:text-properties style:font-name="Calibri" fo:font-size="10pt" officeooo:paragraph-rsid="00071191" style:font-size-asian="10pt" style:font-size-complex="10pt"/>
    </style:style>
    <style:style style:name="P24"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7"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9" style:family="paragraph" style:parent-style-name="Standard">
      <style:paragraph-properties fo:text-align="start" style:justify-single-word="false" style:writing-mode="lr-tb"/>
      <style:text-properties style:font-name="Calibri" fo:font-size="10pt" officeooo:rsid="000746b0" officeooo:paragraph-rsid="006eb040" style:font-size-asian="10pt" style:font-size-complex="10pt"/>
    </style:style>
    <style:style style:name="P30" style:family="paragraph" style:parent-style-name="Standard">
      <style:text-properties style:font-name="Calibri" fo:font-size="10pt" officeooo:paragraph-rsid="001a2374" style:font-size-asian="10pt" style:font-size-complex="10pt"/>
    </style:style>
    <style:style style:name="P31" style:family="paragraph" style:parent-style-name="Standard">
      <style:paragraph-properties style:writing-mode="lr-tb"/>
      <style:text-properties style:font-name="Calibri" fo:font-size="10pt"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6"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7"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8"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9" style:family="paragraph" style:parent-style-name="Table_20_Contents">
      <style:text-properties style:font-name="Calibri" fo:font-size="10pt" officeooo:paragraph-rsid="006eb040" style:font-size-asian="10pt" style:font-size-complex="10pt"/>
    </style:style>
    <style:style style:name="P40" style:family="paragraph" style:parent-style-name="Standard">
      <style:paragraph-properties fo:text-align="end" style:justify-single-word="false" fo:orphans="0" fo:widows="0" style:writing-mode="lr-tb"/>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2"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3" style:family="paragraph" style:parent-style-name="Standard">
      <style:paragraph-properties fo:text-align="center" style:justify-single-word="false" fo:orphans="0" fo:widows="0" style:writing-mode="lr-tb"/>
      <style:text-properties style:font-name="Calibri" fo:font-size="10pt" style:font-size-asian="10pt"/>
    </style:style>
    <style:style style:name="P44" style:family="paragraph" style:parent-style-name="Standard">
      <style:paragraph-properties fo:text-align="center" style:justify-single-word="false" fo:orphans="0" fo:widows="0" style:writing-mode="lr-tb">
        <style:tab-stops/>
      </style:paragraph-properties>
      <style:text-properties style:font-name="Calibri" fo:font-size="10pt" officeooo:rsid="007a8f20" officeooo:paragraph-rsid="007a8f20" style:font-size-asian="10pt"/>
    </style:style>
    <style:style style:name="P45" style:family="paragraph" style:parent-style-name="Standard">
      <style:paragraph-properties fo:text-align="center" style:justify-single-word="false" style:writing-mode="lr-tb"/>
      <style:text-properties style:font-name="Calibri" fo:font-size="10pt" fo:font-weight="normal" officeooo:rsid="000746b0" officeooo:paragraph-rsid="006eb040" style:font-size-asian="10pt" style:font-weight-asian="normal" style:font-size-complex="10pt" style:font-weight-complex="normal"/>
    </style:style>
    <style:style style:name="P46" style:family="paragraph" style:parent-style-name="Standard">
      <style:text-properties style:font-name="Calibri"/>
    </style:style>
    <style:style style:name="P47" style:family="paragraph" style:parent-style-name="Standard">
      <style:paragraph-properties fo:text-align="center" style:justify-single-word="false" fo:orphans="0" fo:widows="0" style:writing-mode="lr-tb">
        <style:tab-stops/>
      </style:paragraph-properties>
      <style:text-properties style:font-name="Calibri"/>
    </style:style>
    <style:style style:name="P48"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49" style:family="paragraph" style:parent-style-name="Standard">
      <style:paragraph-properties fo:text-align="center" style:justify-single-word="false" fo:orphans="0" fo:widows="0" style:writing-mode="lr-tb"/>
      <style:text-properties style:font-name="Calibri"/>
    </style:style>
    <style:style style:name="P50" style:family="paragraph" style:parent-style-name="Standard">
      <style:paragraph-properties fo:text-align="end" style:justify-single-word="false" fo:orphans="0" fo:widows="0" style:writing-mode="lr-tb"/>
      <style:text-properties style:font-name="Calibri"/>
    </style:style>
    <style:style style:name="P51" style:family="paragraph" style:parent-style-name="Standard">
      <style:paragraph-properties fo:text-align="start" style:justify-single-word="false" fo:orphans="0" fo:widows="0" style:writing-mode="lr-tb"/>
      <style:text-properties style:font-name="Calibri" officeooo:paragraph-rsid="00071191"/>
    </style:style>
    <style:style style:name="P52" style:family="paragraph" style:parent-style-name="Standard">
      <style:paragraph-properties fo:text-align="start" style:justify-single-word="false" fo:hyphenation-ladder-count="no-limit" style:writing-mode="lr-tb"/>
      <style:text-properties style:font-name="Calibri" fo:hyphenate="true" fo:hyphenation-remain-char-count="2" fo:hyphenation-push-char-count="2" loext:hyphenation-no-caps="false"/>
    </style:style>
    <style:style style:name="P53" style:family="paragraph" style:parent-style-name="Standard">
      <style:paragraph-properties fo:text-align="start" style:justify-single-word="false" fo:hyphenation-ladder-count="no-limit" style:writing-mode="lr-tb"/>
      <style:text-properties style:font-name="Calibri" officeooo:paragraph-rsid="00071191" fo:hyphenate="true" fo:hyphenation-remain-char-count="2" fo:hyphenation-push-char-count="2" loext:hyphenation-no-caps="false"/>
    </style:style>
    <style:style style:name="P54" style:family="paragraph" style:parent-style-name="Standard">
      <style:paragraph-properties style:writing-mode="lr-tb"/>
      <style:text-properties style:font-name="Calibri" fo:font-size="9pt" officeooo:paragraph-rsid="00071191" style:font-size-asian="9pt" style:font-size-complex="9pt"/>
    </style:style>
    <style:style style:name="P55"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56"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57"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58"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59"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60" style:family="paragraph" style:parent-style-name="Standard">
      <style:paragraph-properties fo:text-align="center" style:justify-single-word="false" style:writing-mode="lr-tb"/>
      <style:text-properties style:font-name="Calibri" fo:font-size="9pt" officeooo:rsid="007cf8b9" officeooo:paragraph-rsid="007cf8b9" style:font-size-asian="9pt" style:font-size-complex="9pt"/>
    </style:style>
    <style:style style:name="P61"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2"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3" style:family="paragraph" style:parent-style-name="Standard">
      <style:paragraph-properties fo:text-align="start" style:justify-single-word="false" fo:hyphenation-ladder-count="no-limit" style:writing-mode="lr-tb"/>
      <style:text-properties style:font-name="Calibri" officeooo:rsid="00071191" officeooo:paragraph-rsid="006eb040" fo:hyphenate="true" fo:hyphenation-remain-char-count="2" fo:hyphenation-push-char-count="2" loext:hyphenation-no-caps="false"/>
    </style:style>
    <style:style style:name="P64" style:family="paragraph" style:parent-style-name="Standard">
      <style:paragraph-properties fo:text-align="start" style:justify-single-word="false" style:writing-mode="lr-tb"/>
      <style:text-properties style:font-name="Calibri" fo:background-color="transparent"/>
    </style:style>
    <style:style style:name="P65"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6"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7"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68" style:family="paragraph" style:parent-style-name="Standard">
      <style:text-properties style:font-name="Calibri" officeooo:paragraph-rsid="001a2374"/>
    </style:style>
    <style:style style:name="P69" style:family="paragraph" style:parent-style-name="Standard">
      <style:text-properties style:font-name="Calibri" officeooo:paragraph-rsid="006eb040"/>
    </style:style>
    <style:style style:name="P70"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71"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2" style:family="paragraph" style:parent-style-name="Standard">
      <style:paragraph-properties fo:text-align="center" style:justify-single-word="false" style:writing-mode="lr-tb"/>
      <style:text-properties officeooo:paragraph-rsid="00420a64"/>
    </style:style>
    <style:style style:name="P73" style:family="paragraph" style:parent-style-name="Standard">
      <style:paragraph-properties style:writing-mode="lr-tb"/>
      <style:text-properties officeooo:paragraph-rsid="005cbccd"/>
    </style:style>
    <style:style style:name="P74" style:family="paragraph" style:parent-style-name="Standard">
      <style:text-properties officeooo:paragraph-rsid="005e51a6"/>
    </style:style>
    <style:style style:name="P75" style:family="paragraph" style:parent-style-name="Standard">
      <style:paragraph-properties style:writing-mode="lr-tb"/>
      <style:text-properties officeooo:paragraph-rsid="00702927"/>
    </style:style>
    <style:style style:name="P76" style:family="paragraph" style:parent-style-name="Standard">
      <style:text-properties officeooo:paragraph-rsid="00702927"/>
    </style:style>
    <style:style style:name="P77" style:family="paragraph" style:parent-style-name="Standard">
      <style:text-properties style:text-position="super 58%" style:font-name="Calibri" fo:font-size="10pt" officeooo:rsid="0076ca9a" officeooo:paragraph-rsid="0076ca9a" style:font-size-asian="10pt" style:font-size-complex="10pt"/>
    </style:style>
    <style:style style:name="P78" style:family="paragraph" style:parent-style-name="Standard" style:master-page-name="Landscape">
      <style:paragraph-properties style:page-number="auto"/>
      <style:text-properties officeooo:paragraph-rsid="00420a64"/>
    </style:style>
    <style:style style:name="P79" style:family="paragraph" style:parent-style-name="Bibliography_20_1" style:master-page-name="Standard">
      <style:paragraph-properties style:page-number="auto"/>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officeooo:rsid="00071191"/>
    </style:style>
    <style:style style:name="T6" style:family="text">
      <style:text-properties fo:font-weight="normal" officeooo:rsid="000c3f65" style:font-weight-asian="normal" style:font-weight-complex="normal"/>
    </style:style>
    <style:style style:name="T7" style:family="text">
      <style:text-properties fo:font-weight="normal" officeooo:rsid="000746b0" style:font-weight-asian="normal" style:font-weight-complex="normal"/>
    </style:style>
    <style:style style:name="T8" style:family="text">
      <style:text-properties officeooo:rsid="000c426c"/>
    </style:style>
    <style:style style:name="T9" style:family="text">
      <style:text-properties officeooo:rsid="000c6b50"/>
    </style:style>
    <style:style style:name="T10" style:family="text">
      <style:text-properties style:font-name-asian="Noto Serif CJK SC" style:font-name-complex="Lohit Devanagari"/>
    </style:style>
    <style:style style:name="T11" style:family="text">
      <style:text-properties officeooo:rsid="000c6b50" style:font-name-asian="Noto Serif CJK SC" style:font-name-complex="Lohit Devanagari"/>
    </style:style>
    <style:style style:name="T12" style:family="text">
      <style:text-properties fo:font-weight="bold" style:font-weight-asian="bold" style:font-weight-complex="bold"/>
    </style:style>
    <style:style style:name="T13" style:family="text">
      <style:text-properties fo:font-size="10pt" fo:font-weight="bold" style:font-size-asian="10pt" style:font-weight-asian="bold"/>
    </style:style>
    <style:style style:name="T14" style:family="text">
      <style:text-properties fo:font-size="10pt" fo:font-weight="bold" officeooo:rsid="00071191" style:font-size-asian="10pt" style:font-weight-asian="bold"/>
    </style:style>
    <style:style style:name="T15" style:family="text">
      <style:text-properties fo:font-size="10pt" style:font-size-asian="10pt"/>
    </style:style>
    <style:style style:name="T16" style:family="text">
      <style:text-properties fo:font-size="10pt" officeooo:rsid="00071191" style:font-size-asian="10pt"/>
    </style:style>
    <style:style style:name="T17" style:family="text">
      <style:text-properties fo:font-size="10pt" officeooo:rsid="000746b0" style:font-size-asian="10pt"/>
    </style:style>
    <style:style style:name="T18" style:family="text">
      <style:text-properties fo:font-size="10pt" officeooo:rsid="00082486" style:font-size-asian="10pt"/>
    </style:style>
    <style:style style:name="T19" style:family="text">
      <style:text-properties fo:font-size="10pt" officeooo:rsid="00093dcd" style:font-size-asian="10pt"/>
    </style:style>
    <style:style style:name="T20" style:family="text">
      <style:text-properties officeooo:rsid="000c6b50" style:font-name-asian="utkal" style:font-name-complex="utkal"/>
    </style:style>
    <style:style style:name="T21" style:family="text">
      <style:text-properties style:text-position="sub 58%" fo:font-size="10pt" style:font-size-asian="10pt"/>
    </style:style>
    <style:style style:name="T22" style:family="text">
      <style:text-properties style:text-position="sub 58%" style:font-name="Calibri" fo:font-size="10pt" officeooo:rsid="003b0b57" style:font-size-asian="10pt" style:font-size-complex="10pt"/>
    </style:style>
    <style:style style:name="T23" style:family="text">
      <style:text-properties officeooo:rsid="000746b0"/>
    </style:style>
    <style:style style:name="T24" style:family="text">
      <style:text-properties officeooo:rsid="00093dcd"/>
    </style:style>
    <style:style style:name="T25"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6"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411e25" style:text-blinking="false" fo:background-color="transparent" loext:char-shading-value="0" style:font-size-asian="10pt" style:font-size-complex="10pt"/>
    </style:style>
    <style:style style:name="T27"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28" style:family="text">
      <style:text-properties fo:font-variant="normal" fo:text-transform="none" style:text-position="super 58%" fo:font-style="normal" style:text-underline-style="none" fo:font-weight="normal"/>
    </style:style>
    <style:style style:name="T29"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0"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1"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2"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47"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48"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49"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0" style:family="text">
      <style:text-properties officeooo:rsid="00261e6b"/>
    </style:style>
    <style:style style:name="T51" style:family="text">
      <style:text-properties fo:font-style="italic" style:font-style-asian="italic"/>
    </style:style>
    <style:style style:name="T52" style:family="text">
      <style:text-properties style:font-name="Calibri" fo:font-size="10pt" style:font-size-asian="10pt" style:font-size-complex="10pt"/>
    </style:style>
    <style:style style:name="T53" style:family="text">
      <style:text-properties style:font-name="Calibri" fo:font-size="10pt" officeooo:rsid="003b0b57" style:font-size-asian="10pt" style:font-size-complex="10pt"/>
    </style:style>
    <style:style style:name="T54" style:family="text">
      <style:text-properties style:font-name="Calibri" fo:font-size="10pt" officeooo:rsid="00420a64" style:font-size-asian="10pt" style:font-size-complex="10pt"/>
    </style:style>
    <style:style style:name="T55" style:family="text">
      <style:text-properties style:font-name="Calibri" fo:font-size="10pt" officeooo:rsid="00427c22" style:font-size-asian="10pt" style:font-size-complex="10pt"/>
    </style:style>
    <style:style style:name="T56" style:family="text">
      <style:text-properties style:font-name="Calibri" fo:font-size="10pt" officeooo:rsid="00445388" style:font-size-asian="10pt" style:font-size-complex="10pt"/>
    </style:style>
    <style:style style:name="T57" style:family="text">
      <style:text-properties style:font-name="Calibri" fo:font-size="10pt" officeooo:rsid="00447546" style:font-size-asian="10pt" style:font-size-complex="10pt"/>
    </style:style>
    <style:style style:name="T58" style:family="text">
      <style:text-properties style:font-name="Calibri" fo:font-size="10pt" officeooo:rsid="00451367" style:font-size-asian="10pt" style:font-size-complex="10pt"/>
    </style:style>
    <style:style style:name="T59" style:family="text">
      <style:text-properties style:font-name="Calibri" fo:font-size="10pt" officeooo:rsid="0049b9e5" style:font-size-asian="10pt" style:font-size-complex="10pt"/>
    </style:style>
    <style:style style:name="T60" style:family="text">
      <style:text-properties style:font-name="Calibri" fo:font-size="10pt" officeooo:rsid="004d09fd" style:font-size-asian="10pt" style:font-size-complex="10pt"/>
    </style:style>
    <style:style style:name="T61" style:family="text">
      <style:text-properties style:font-name="Calibri" fo:font-size="10pt" officeooo:rsid="004e4e49" style:font-size-asian="10pt" style:font-size-complex="10pt"/>
    </style:style>
    <style:style style:name="T62" style:family="text">
      <style:text-properties style:font-name="Calibri" fo:font-size="10pt" officeooo:rsid="004efeab" style:font-size-asian="10pt" style:font-size-complex="10pt"/>
    </style:style>
    <style:style style:name="T63" style:family="text">
      <style:text-properties style:font-name="Calibri" fo:font-size="10pt" officeooo:rsid="004fa7bc" style:font-size-asian="10pt" style:font-size-complex="10pt"/>
    </style:style>
    <style:style style:name="T64" style:family="text">
      <style:text-properties style:font-name="Calibri" fo:font-size="10pt" officeooo:rsid="0050546c" style:font-size-asian="10pt" style:font-size-complex="10pt"/>
    </style:style>
    <style:style style:name="T65" style:family="text">
      <style:text-properties style:font-name="Calibri" fo:font-size="10pt" officeooo:rsid="00516895" style:font-size-asian="10pt" style:font-size-complex="10pt"/>
    </style:style>
    <style:style style:name="T66" style:family="text">
      <style:text-properties style:font-name="Calibri" fo:font-size="10pt" officeooo:rsid="00550f1b" style:font-size-asian="10pt" style:font-size-complex="10pt"/>
    </style:style>
    <style:style style:name="T67" style:family="text">
      <style:text-properties style:font-name="Calibri" fo:font-size="10pt" officeooo:rsid="0059e4b4" style:font-size-asian="10pt" style:font-size-complex="10pt"/>
    </style:style>
    <style:style style:name="T68" style:family="text">
      <style:text-properties style:font-name="Calibri" fo:font-size="10pt" officeooo:rsid="005cbccd" style:font-size-asian="10pt" style:font-size-complex="10pt"/>
    </style:style>
    <style:style style:name="T69" style:family="text">
      <style:text-properties style:font-name="Calibri" fo:font-size="10pt" officeooo:rsid="005cec47" style:font-size-asian="10pt" style:font-size-complex="10pt"/>
    </style:style>
    <style:style style:name="T70" style:family="text">
      <style:text-properties style:font-name="Calibri" fo:font-size="10pt" officeooo:rsid="005ea7ba" style:font-size-asian="10pt" style:font-size-complex="10pt"/>
    </style:style>
    <style:style style:name="T71" style:family="text">
      <style:text-properties style:font-name="Calibri" fo:font-size="10pt" officeooo:rsid="0060b04c" style:font-size-asian="10pt" style:font-size-complex="10pt"/>
    </style:style>
    <style:style style:name="T72" style:family="text">
      <style:text-properties style:font-name="Calibri" fo:font-size="10pt" officeooo:rsid="0062ae2d" style:font-size-asian="10pt" style:font-size-complex="10pt"/>
    </style:style>
    <style:style style:name="T73" style:family="text">
      <style:text-properties style:font-name="Calibri" fo:font-size="10pt" officeooo:rsid="0065b455" style:font-size-asian="10pt" style:font-size-complex="10pt"/>
    </style:style>
    <style:style style:name="T74" style:family="text">
      <style:text-properties style:font-name="Calibri" fo:font-size="10pt" officeooo:rsid="00672b2f" style:font-size-asian="10pt" style:font-size-complex="10pt"/>
    </style:style>
    <style:style style:name="T75" style:family="text">
      <style:text-properties style:font-name="Calibri" fo:font-size="10pt" officeooo:rsid="0067a5b1" style:font-size-asian="10pt" style:font-size-complex="10pt"/>
    </style:style>
    <style:style style:name="T76" style:family="text">
      <style:text-properties style:font-name="Calibri" fo:font-size="10pt" officeooo:rsid="006fefd6" style:font-size-asian="10pt" style:font-size-complex="10pt"/>
    </style:style>
    <style:style style:name="T77" style:family="text">
      <style:text-properties style:font-name="Calibri" fo:font-size="10pt" officeooo:rsid="0046c2b3" fo:background-color="transparent" loext:char-shading-value="0" style:font-name-asian="utkal" style:font-size-asian="10pt" style:font-name-complex="utkal" style:font-size-complex="10pt"/>
    </style:style>
    <style:style style:name="T78" style:family="text">
      <style:text-properties style:font-name="Calibri" officeooo:rsid="000746b0" fo:background-color="transparent" loext:char-shading-value="0"/>
    </style:style>
    <style:style style:name="T79" style:family="text">
      <style:text-properties style:font-name="Calibri" officeooo:rsid="003e51a0" fo:background-color="transparent" loext:char-shading-value="0"/>
    </style:style>
    <style:style style:name="T80" style:family="text">
      <style:text-properties style:font-name="Calibri" officeooo:rsid="001a2374" fo:background-color="transparent" loext:char-shading-value="0"/>
    </style:style>
    <style:style style:name="T81" style:family="text">
      <style:text-properties style:font-name="Calibri" officeooo:rsid="003ed1d2" fo:background-color="transparent" loext:char-shading-value="0"/>
    </style:style>
    <style:style style:name="T82" style:family="text">
      <style:text-properties style:font-name="Calibri" officeooo:rsid="0046c2b3" fo:background-color="transparent" loext:char-shading-value="0" style:font-name-asian="Noto Serif CJK SC" style:font-name-complex="Lohit Devanagari"/>
    </style:style>
    <style:style style:name="T83" style:family="text">
      <style:text-properties style:font-name="Calibri" officeooo:rsid="0046c2b3" fo:background-color="transparent" loext:char-shading-value="0" style:font-name-asian="utkal" style:font-name-complex="utkal"/>
    </style:style>
    <style:style style:name="T84" style:family="text">
      <style:text-properties style:font-name="Calibri" officeooo:rsid="00697aad" fo:background-color="transparent" loext:char-shading-value="0" style:font-name-asian="utkal" style:font-name-complex="utkal"/>
    </style:style>
    <style:style style:name="T85" style:family="text">
      <style:text-properties style:font-name="Calibri" officeooo:rsid="00697aad" fo:background-color="transparent" loext:char-shading-value="0"/>
    </style:style>
    <style:style style:name="T86" style:family="text">
      <style:text-properties style:font-name="Calibri" fo:font-weight="bold" officeooo:rsid="000746b0" fo:background-color="transparent" loext:char-shading-value="0" style:font-weight-asian="bold" style:font-weight-complex="bold"/>
    </style:style>
    <style:style style:name="T87" style:family="text">
      <style:text-properties style:font-name="Calibri" fo:font-weight="bold" officeooo:rsid="003ed1d2" fo:background-color="transparent" loext:char-shading-value="0" style:font-weight-asian="bold" style:font-weight-complex="bold"/>
    </style:style>
    <style:style style:name="T88"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89" style:family="text">
      <style:text-properties officeooo:rsid="0029c8b5"/>
    </style:style>
    <style:style style:name="T90" style:family="text">
      <style:text-properties officeooo:rsid="0029e240"/>
    </style:style>
    <style:style style:name="T91" style:family="text">
      <style:text-properties officeooo:rsid="003d3577"/>
    </style:style>
    <style:style style:name="T92" style:family="text">
      <style:text-properties officeooo:rsid="003e51a0"/>
    </style:style>
    <style:style style:name="T93" style:family="text">
      <style:text-properties officeooo:rsid="004b5893"/>
    </style:style>
    <style:style style:name="T94" style:family="text">
      <style:text-properties officeooo:rsid="004d09fd"/>
    </style:style>
    <style:style style:name="T95" style:family="text">
      <style:text-properties officeooo:rsid="007520fb"/>
    </style:style>
    <style:style style:name="T96" style:family="text">
      <style:text-properties style:text-position="0% 100%"/>
    </style:style>
    <style:style style:name="T97" style:family="text">
      <style:text-properties style:text-position="0% 100%" style:font-name="utkal" style:font-name-asian="Noto Serif CJK SC" style:font-name-complex="Lohit Devanagari"/>
    </style:style>
    <style:style style:name="T98" style:family="text">
      <style:text-properties style:text-position="0% 100%" style:font-name="Ubuntu" style:font-name-asian="Noto Serif CJK SC" style:font-name-complex="Lohit Devanagari"/>
    </style:style>
    <style:style style:name="T99" style:family="text">
      <style:text-properties officeooo:rsid="007ab568"/>
    </style:style>
    <style:style style:name="T100" style:family="text">
      <style:text-properties officeooo:rsid="007cf8b9"/>
    </style:style>
    <style:style style:name="T101" style:family="text">
      <style:text-properties officeooo:rsid="007f56a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able <text:span text:style-name="T91">1</text:span>: Non-persistent EDCs analyzed in the HELIX <text:span text:style-name="T95">Child Panel</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2">Visit A<text:span text:style-name="T1">1</text:span></text:p>
          </table:table-cell>
          <table:table-cell table:style-name="Table9.A1" office:value-type="string">
            <text:p text:style-name="P2">Visit B<text:span text:style-name="T1">1</text:span></text:p>
          </table:table-cell>
        </table:table-row>
        <table:table-row table:style-name="Table9.1">
          <table:table-cell table:style-name="Table9.A2" table:number-rows-spanned="5" office:value-type="string">
            <text:p text:style-name="P22">OP pesticide metabolite<text:span text:style-name="T23">s</text:span></text:p>
          </table:table-cell>
          <table:table-cell table:style-name="Table9.A2" office:value-type="string">
            <text:p text:style-name="P39">diethyl phosphate</text:p>
          </table:table-cell>
          <table:table-cell table:style-name="Table9.A2" office:value-type="string">
            <text:p text:style-name="P21">DEP</text:p>
          </table:table-cell>
          <table:table-cell table:style-name="Table9.A2" office:value-type="string">
            <text:p text:style-name="P21">654</text:p>
          </table:table-cell>
          <table:table-cell table:style-name="Table9.A2" office:value-type="string">
            <text:p text:style-name="P21">C034789</text:p>
          </table:table-cell>
          <table:table-cell table:style-name="Table9.A2" office:value-type="string">
            <text:p text:style-name="P21">0.05 (-0.55, 0.60)</text:p>
          </table:table-cell>
          <table:table-cell table:style-name="Table9.A2" office:value-type="string">
            <text:p text:style-name="P21">-0.02 (-0.59, 0.54)</text:p>
          </table:table-cell>
        </table:table-row>
        <table:table-row table:style-name="Table9.1">
          <table:covered-table-cell table:style-name="Table9.A2"/>
          <table:table-cell table:style-name="Table9.A2" office:value-type="string">
            <text:p text:style-name="P39">diethyl thiophosphate</text:p>
          </table:table-cell>
          <table:table-cell table:style-name="Table9.A2" office:value-type="string">
            <text:p text:style-name="P21">DETP</text:p>
          </table:table-cell>
          <table:table-cell table:style-name="Table9.A2" office:value-type="string">
            <text:p text:style-name="P21">3683036</text:p>
          </table:table-cell>
          <table:table-cell table:style-name="Table9.A2" office:value-type="string">
            <text:p text:style-name="P21">C035638</text:p>
          </table:table-cell>
          <table:table-cell table:style-name="Table9.A2" office:value-type="string">
            <text:p text:style-name="P21">0.23 (-0.91, 0.78)</text:p>
          </table:table-cell>
          <table:table-cell table:style-name="Table9.A2" office:value-type="string">
            <text:p text:style-name="P21">0.18 (-1.11, 0.77)</text:p>
          </table:table-cell>
        </table:table-row>
        <table:table-row table:style-name="Table9.1">
          <table:covered-table-cell table:style-name="Table9.A2"/>
          <table:table-cell table:style-name="Table9.A2" office:value-type="string">
            <text:p text:style-name="P39">dimethyl dithiophosphate</text:p>
          </table:table-cell>
          <table:table-cell table:style-name="Table9.A2" office:value-type="string">
            <text:p text:style-name="P21">DMDTP</text:p>
          </table:table-cell>
          <table:table-cell table:style-name="Table9.A2" office:value-type="string">
            <text:p text:style-name="P21">36158</text:p>
          </table:table-cell>
          <table:table-cell table:style-name="Table9.A2" office:value-type="string">
            <text:p text:style-name="P21">C040339</text:p>
          </table:table-cell>
          <table:table-cell table:style-name="Table9.A2" office:value-type="string">
            <text:p text:style-name="P21">-0.41 (-0.72, 0.74)</text:p>
          </table:table-cell>
          <table:table-cell table:style-name="Table9.A2" office:value-type="string">
            <text:p text:style-name="P21">-0.40 (-0.67, 0.51)</text:p>
          </table:table-cell>
        </table:table-row>
        <table:table-row table:style-name="Table9.1">
          <table:covered-table-cell table:style-name="Table9.A2"/>
          <table:table-cell table:style-name="Table9.A2" office:value-type="string">
            <text:p text:style-name="P39">dimethyl phosphate</text:p>
          </table:table-cell>
          <table:table-cell table:style-name="Table9.A2" office:value-type="string">
            <text:p text:style-name="P21">DMP</text:p>
          </table:table-cell>
          <table:table-cell table:style-name="Table9.A2" office:value-type="string">
            <text:p text:style-name="P21">13134</text:p>
          </table:table-cell>
          <table:table-cell table:style-name="Table9.A2" office:value-type="string">
            <text:p text:style-name="P21">C007477</text:p>
          </table:table-cell>
          <table:table-cell table:style-name="Table9.A2" office:value-type="string">
            <text:p text:style-name="P21">0.28 (-0.95, 0.87)</text:p>
          </table:table-cell>
          <table:table-cell table:style-name="Table9.A2" office:value-type="string">
            <text:p text:style-name="P21">0.13 (-0.89, 0.84)</text:p>
          </table:table-cell>
        </table:table-row>
        <table:table-row table:style-name="Table9.1">
          <table:covered-table-cell table:style-name="Table9.A2"/>
          <table:table-cell table:style-name="Table9.A2" office:value-type="string">
            <text:p text:style-name="P39">dimethyl thiophosphate</text:p>
          </table:table-cell>
          <table:table-cell table:style-name="Table9.A2" office:value-type="string">
            <text:p text:style-name="P21">DMTP</text:p>
          </table:table-cell>
          <table:table-cell table:style-name="Table9.A2" office:value-type="string">
            <text:p text:style-name="P21">168140</text:p>
          </table:table-cell>
          <table:table-cell table:style-name="Table9.A2" office:value-type="string">
            <text:p text:style-name="P21">C040340</text:p>
          </table:table-cell>
          <table:table-cell table:style-name="Table9.A2" office:value-type="string">
            <text:p text:style-name="P21">0.00 (-0.55, 0.48)</text:p>
          </table:table-cell>
          <table:table-cell table:style-name="Table9.A2" office:value-type="string">
            <text:p text:style-name="P21">-0.08 (-0.55, 0.50)</text:p>
          </table:table-cell>
        </table:table-row>
        <table:table-row table:style-name="Table9.1">
          <table:table-cell table:style-name="Table9.A2" table:number-rows-spanned="7" office:value-type="string">
            <text:p text:style-name="P21">Phenol<text:span text:style-name="T23">s</text:span></text:p>
          </table:table-cell>
          <table:table-cell table:style-name="Table9.A2" office:value-type="string">
            <text:p text:style-name="P39">bisphenol A</text:p>
          </table:table-cell>
          <table:table-cell table:style-name="Table9.A2" office:value-type="string">
            <text:p text:style-name="P21">BPA</text:p>
          </table:table-cell>
          <table:table-cell table:style-name="Table9.A2" office:value-type="string">
            <text:p text:style-name="P21">6623</text:p>
          </table:table-cell>
          <table:table-cell table:style-name="Table9.A2" office:value-type="string">
            <text:p text:style-name="P21">C006780</text:p>
          </table:table-cell>
          <table:table-cell table:style-name="Table9.A2" office:value-type="string">
            <text:p text:style-name="P21">-0.17 (-0.62, 0.34)</text:p>
          </table:table-cell>
          <table:table-cell table:style-name="Table9.A2" office:value-type="string">
            <text:p text:style-name="P21">-0.03 (-0.46, 0.43)</text:p>
          </table:table-cell>
        </table:table-row>
        <table:table-row table:style-name="Table9.1">
          <table:covered-table-cell table:style-name="Table9.A2"/>
          <table:table-cell table:style-name="Table9.A2" office:value-type="string">
            <text:p text:style-name="P39">ethyl-paraben</text:p>
          </table:table-cell>
          <table:table-cell table:style-name="Table9.A2" office:value-type="string">
            <text:p text:style-name="P21">ETPA</text:p>
          </table:table-cell>
          <table:table-cell table:style-name="Table9.A2" office:value-type="string">
            <text:p text:style-name="P21">8434</text:p>
          </table:table-cell>
          <table:table-cell table:style-name="Table9.A2" office:value-type="string">
            <text:p text:style-name="P21">C012313</text:p>
          </table:table-cell>
          <table:table-cell table:style-name="Table9.A2" office:value-type="string">
            <text:p text:style-name="P21">-0.27 (-0.64, 0.50)</text:p>
          </table:table-cell>
          <table:table-cell table:style-name="Table9.A2" office:value-type="string">
            <text:p text:style-name="P21">-0.31 (-0.65, 0.31)</text:p>
          </table:table-cell>
        </table:table-row>
        <table:table-row table:style-name="Table9.1">
          <table:covered-table-cell table:style-name="Table9.A2"/>
          <table:table-cell table:style-name="Table9.A2" office:value-type="string">
            <text:p text:style-name="P39">methyl-paraben</text:p>
          </table:table-cell>
          <table:table-cell table:style-name="Table9.A2" office:value-type="string">
            <text:p text:style-name="P21">MEPA</text:p>
          </table:table-cell>
          <table:table-cell table:style-name="Table9.A2" office:value-type="string">
            <text:p text:style-name="P21">7456</text:p>
          </table:table-cell>
          <table:table-cell table:style-name="Table9.A2" office:value-type="string">
            <text:p text:style-name="P21">C015358</text:p>
          </table:table-cell>
          <table:table-cell table:style-name="Table9.A2" office:value-type="string">
            <text:p text:style-name="P21">-0.10 (-0.83, 0.59)</text:p>
          </table:table-cell>
          <table:table-cell table:style-name="Table9.A2" office:value-type="string">
            <text:p text:style-name="P21">-0.33 (-0.75, 0.54)</text:p>
          </table:table-cell>
        </table:table-row>
        <table:table-row table:style-name="Table9.1">
          <table:covered-table-cell table:style-name="Table9.A2"/>
          <table:table-cell table:style-name="Table9.A2" office:value-type="string">
            <text:p text:style-name="P39">n-butyl-paraben</text:p>
          </table:table-cell>
          <table:table-cell table:style-name="Table9.A2" office:value-type="string">
            <text:p text:style-name="P21">BUPA</text:p>
          </table:table-cell>
          <table:table-cell table:style-name="Table9.A2" office:value-type="string">
            <text:p text:style-name="P21">7184</text:p>
          </table:table-cell>
          <table:table-cell table:style-name="Table9.A2" office:value-type="string">
            <text:p text:style-name="P21">C038091</text:p>
          </table:table-cell>
          <table:table-cell table:style-name="Table9.A2" office:value-type="string">
            <text:p text:style-name="P21">-0.18 (-0.55, 0.30)</text:p>
          </table:table-cell>
          <table:table-cell table:style-name="Table9.A2" office:value-type="string">
            <text:p text:style-name="P21">-0.12 (-0.42, 0.28)</text:p>
          </table:table-cell>
        </table:table-row>
        <table:table-row table:style-name="Table9.1">
          <table:covered-table-cell table:style-name="Table9.A2"/>
          <table:table-cell table:style-name="Table9.A2" office:value-type="string">
            <text:p text:style-name="P39">oxybenzone</text:p>
          </table:table-cell>
          <table:table-cell table:style-name="Table9.A2" office:value-type="string">
            <text:p text:style-name="P21">OXBE</text:p>
          </table:table-cell>
          <table:table-cell table:style-name="Table9.A2" office:value-type="string">
            <text:p text:style-name="P21">4632</text:p>
          </table:table-cell>
          <table:table-cell table:style-name="Table9.A2" office:value-type="string">
            <text:p text:style-name="P21">C005290</text:p>
          </table:table-cell>
          <table:table-cell table:style-name="Table9.A2" office:value-type="string">
            <text:p text:style-name="P21">-0.08 (-0.64, 0.56)</text:p>
          </table:table-cell>
          <table:table-cell table:style-name="Table9.A2" office:value-type="string">
            <text:p text:style-name="P21">-0.04 (-0.72, 0.62)</text:p>
          </table:table-cell>
        </table:table-row>
        <table:table-row table:style-name="Table9.1">
          <table:covered-table-cell table:style-name="Table9.A2"/>
          <table:table-cell table:style-name="Table9.A2" office:value-type="string">
            <text:p text:style-name="P39">propyl-paraben</text:p>
          </table:table-cell>
          <table:table-cell table:style-name="Table9.A2" office:value-type="string">
            <text:p text:style-name="P21">PRPA</text:p>
          </table:table-cell>
          <table:table-cell table:style-name="Table9.A2" office:value-type="string">
            <text:p text:style-name="P21">7175</text:p>
          </table:table-cell>
          <table:table-cell table:style-name="Table9.A2" office:value-type="string">
            <text:p text:style-name="P21">C006068</text:p>
          </table:table-cell>
          <table:table-cell table:style-name="Table9.A2" office:value-type="string">
            <text:p text:style-name="P21">-0.13 (-0.70, 0.71)</text:p>
          </table:table-cell>
          <table:table-cell table:style-name="Table9.A2" office:value-type="string">
            <text:p text:style-name="P21">-0.16 (-0.64, 0.53)</text:p>
          </table:table-cell>
        </table:table-row>
        <table:table-row table:style-name="Table9.1">
          <table:covered-table-cell table:style-name="Table9.A2"/>
          <table:table-cell table:style-name="Table9.A2" office:value-type="string">
            <text:p text:style-name="P39">triclosan</text:p>
          </table:table-cell>
          <table:table-cell table:style-name="Table9.A2" office:value-type="string">
            <text:p text:style-name="P21">TRCS</text:p>
          </table:table-cell>
          <table:table-cell table:style-name="Table9.A2" office:value-type="string">
            <text:p text:style-name="P21">5564</text:p>
          </table:table-cell>
          <table:table-cell table:style-name="Table9.A2" office:value-type="string">
            <text:p text:style-name="P21">D014260</text:p>
          </table:table-cell>
          <table:table-cell table:style-name="Table9.A2" office:value-type="string">
            <text:p text:style-name="P21">-0.25 (-0.64, 0.39)</text:p>
          </table:table-cell>
          <table:table-cell table:style-name="Table9.A2" office:value-type="string">
            <text:p text:style-name="P21">-0.33 (-0.61, 0.24)</text:p>
          </table:table-cell>
        </table:table-row>
        <table:table-row table:style-name="Table9.1">
          <table:table-cell table:style-name="Table9.A2" table:number-rows-spanned="10" office:value-type="string">
            <text:p text:style-name="P21">Phthalate metabolite<text:span text:style-name="T23">s</text:span></text:p>
          </table:table-cell>
          <table:table-cell table:style-name="Table9.A2" office:value-type="string">
            <text:p text:style-name="P39">mono benzyl phthalate</text:p>
          </table:table-cell>
          <table:table-cell table:style-name="Table9.A2" office:value-type="string">
            <text:p text:style-name="P21">MBzP</text:p>
          </table:table-cell>
          <table:table-cell table:style-name="Table9.A2" office:value-type="string">
            <text:p text:style-name="P21">31736</text:p>
          </table:table-cell>
          <table:table-cell table:style-name="Table9.A2" office:value-type="string">
            <text:p text:style-name="P21">C103325</text:p>
          </table:table-cell>
          <table:table-cell table:style-name="Table9.A2" office:value-type="string">
            <text:p text:style-name="P21">-0.05 (-0.62, 0.54)</text:p>
          </table:table-cell>
          <table:table-cell table:style-name="Table9.A2" office:value-type="string">
            <text:p text:style-name="P21">-0.12 (-0.67, 0.63)</text:p>
          </table:table-cell>
        </table:table-row>
        <table:table-row table:style-name="Table9.1">
          <table:covered-table-cell table:style-name="Table9.A2"/>
          <table:table-cell table:style-name="Table9.A2" office:value-type="string">
            <text:p text:style-name="P39">mono-2-ethyl 5-carboxypentyl phthalate</text:p>
          </table:table-cell>
          <table:table-cell table:style-name="Table9.A2" office:value-type="string">
            <text:p text:style-name="P21">MECPP</text:p>
          </table:table-cell>
          <table:table-cell table:style-name="Table9.A2" office:value-type="string">
            <text:p text:style-name="P21">148386</text:p>
          </table:table-cell>
          <table:table-cell table:style-name="Table9.A2" office:value-type="string">
            <text:p text:style-name="P21">C051450</text:p>
          </table:table-cell>
          <table:table-cell table:style-name="Table9.A2" office:value-type="string">
            <text:p text:style-name="P21">-0.04 (-0.65, 0.67)</text:p>
          </table:table-cell>
          <table:table-cell table:style-name="Table9.A2" office:value-type="string">
            <text:p text:style-name="P21">-0.09 (-0.74, 0.59)</text:p>
          </table:table-cell>
        </table:table-row>
        <table:table-row table:style-name="Table9.1">
          <table:covered-table-cell table:style-name="Table9.A2"/>
          <table:table-cell table:style-name="Table9.A2" office:value-type="string">
            <text:p text:style-name="P39">mono-2-ethyl-5-hydroxyhexyl phthalate</text:p>
          </table:table-cell>
          <table:table-cell table:style-name="Table9.A2" office:value-type="string">
            <text:p text:style-name="P21">MEHHP</text:p>
          </table:table-cell>
          <table:table-cell table:style-name="Table9.A2" office:value-type="string">
            <text:p text:style-name="P21">170295</text:p>
          </table:table-cell>
          <table:table-cell table:style-name="Table9.A2" office:value-type="string">
            <text:p text:style-name="P21">C479069</text:p>
          </table:table-cell>
          <table:table-cell table:style-name="Table9.A2" office:value-type="string">
            <text:p text:style-name="P21">-0.10 (-0.72, 0.55)</text:p>
          </table:table-cell>
          <table:table-cell table:style-name="Table9.A2" office:value-type="string">
            <text:p text:style-name="P21">-0.20 (-0.74, 0.68)</text:p>
          </table:table-cell>
        </table:table-row>
        <table:table-row table:style-name="Table9.1">
          <table:covered-table-cell table:style-name="Table9.A2"/>
          <table:table-cell table:style-name="Table9.A2" office:value-type="string">
            <text:p text:style-name="P39">mono-2-ethyl-5-oxohexyl phthalate</text:p>
          </table:table-cell>
          <table:table-cell table:style-name="Table9.A2" office:value-type="string">
            <text:p text:style-name="P21">MEOHP</text:p>
          </table:table-cell>
          <table:table-cell table:style-name="Table9.A2" office:value-type="string">
            <text:p text:style-name="P21">119096</text:p>
          </table:table-cell>
          <table:table-cell table:style-name="Table9.A2" office:value-type="string">
            <text:p text:style-name="P21">C080276</text:p>
          </table:table-cell>
          <table:table-cell table:style-name="Table9.A2" office:value-type="string">
            <text:p text:style-name="P21">-0.04 (-0.71, 0.65)</text:p>
          </table:table-cell>
          <table:table-cell table:style-name="Table9.A2" office:value-type="string">
            <text:p text:style-name="P21">-0.18 (-0.71, 0.63)</text:p>
          </table:table-cell>
        </table:table-row>
        <table:table-row table:style-name="Table9.1">
          <table:covered-table-cell table:style-name="Table9.A2"/>
          <table:table-cell table:style-name="Table9.A2" office:value-type="string">
            <text:p text:style-name="P39">mono-2-ethylhexyl phthalate</text:p>
          </table:table-cell>
          <table:table-cell table:style-name="Table9.A2" office:value-type="string">
            <text:p text:style-name="P21">MEHP</text:p>
          </table:table-cell>
          <table:table-cell table:style-name="Table9.A2" office:value-type="string">
            <text:p text:style-name="P21">21924291</text:p>
          </table:table-cell>
          <table:table-cell table:style-name="Table9.A2" office:value-type="string">
            <text:p text:style-name="P21">C016599</text:p>
          </table:table-cell>
          <table:table-cell table:style-name="Table9.A2" office:value-type="string">
            <text:p text:style-name="P21">-0.08 (-0.65, 0.69)</text:p>
          </table:table-cell>
          <table:table-cell table:style-name="Table9.A2" office:value-type="string">
            <text:p text:style-name="P21">-0.01 (-0.74, 0.60)</text:p>
          </table:table-cell>
        </table:table-row>
        <table:table-row table:style-name="Table9.1">
          <table:covered-table-cell table:style-name="Table9.A2"/>
          <table:table-cell table:style-name="Table9.A2" office:value-type="string">
            <text:p text:style-name="P39">mono-4-methyl-7-hydroxyoctyl phthalate</text:p>
          </table:table-cell>
          <table:table-cell table:style-name="Table9.A2" office:value-type="string">
            <text:p text:style-name="P21">oh-MiNP</text:p>
          </table:table-cell>
          <table:table-cell table:style-name="Table9.A2" office:value-type="string">
            <text:p text:style-name="P21">102401880</text:p>
          </table:table-cell>
          <table:table-cell table:style-name="Table9.A2" office:value-type="string">
            <text:p text:style-name="P21">NA</text:p>
          </table:table-cell>
          <table:table-cell table:style-name="Table9.A2" office:value-type="string">
            <text:p text:style-name="P21">-0.12 (-0.77, 0.76)</text:p>
          </table:table-cell>
          <table:table-cell table:style-name="Table9.A2" office:value-type="string">
            <text:p text:style-name="P21">-0.01 (-0.62, 0.46)</text:p>
          </table:table-cell>
        </table:table-row>
        <table:table-row table:style-name="Table9.1">
          <table:covered-table-cell table:style-name="Table9.A2"/>
          <table:table-cell table:style-name="Table9.A2" office:value-type="string">
            <text:p text:style-name="P39">mono-4-methyl-7-oxooctyl phthalate</text:p>
          </table:table-cell>
          <table:table-cell table:style-name="Table9.A2" office:value-type="string">
            <text:p text:style-name="P21">oxo-MiNP</text:p>
          </table:table-cell>
          <table:table-cell table:style-name="Table9.A2" office:value-type="string">
            <text:p text:style-name="P21">102401881</text:p>
          </table:table-cell>
          <table:table-cell table:style-name="Table9.A2" office:value-type="string">
            <text:p text:style-name="P21">NA</text:p>
          </table:table-cell>
          <table:table-cell table:style-name="Table9.A2" office:value-type="string">
            <text:p text:style-name="P21">-0.16 (-0.66, 0.52)</text:p>
          </table:table-cell>
          <table:table-cell table:style-name="Table9.A2" office:value-type="string">
            <text:p text:style-name="P21">-0.03 (-0.66, 0.44)</text:p>
          </table:table-cell>
        </table:table-row>
        <table:table-row table:style-name="Table9.1">
          <table:covered-table-cell table:style-name="Table9.A2"/>
          <table:table-cell table:style-name="Table9.A2" office:value-type="string">
            <text:p text:style-name="P39">mono-iso-butyl phthalate</text:p>
          </table:table-cell>
          <table:table-cell table:style-name="Table9.A2" office:value-type="string">
            <text:p text:style-name="P21">MiBP</text:p>
          </table:table-cell>
          <table:table-cell table:style-name="Table9.A2" office:value-type="string">
            <text:p text:style-name="P21">92272</text:p>
          </table:table-cell>
          <table:table-cell table:style-name="Table9.A2" office:value-type="string">
            <text:p text:style-name="P21">C575690</text:p>
          </table:table-cell>
          <table:table-cell table:style-name="Table9.A2" office:value-type="string">
            <text:p text:style-name="P21">-0.07 (-0.81, 0.65)</text:p>
          </table:table-cell>
          <table:table-cell table:style-name="Table9.A2" office:value-type="string">
            <text:p text:style-name="P21">-0.01 (-0.68, 0.66)</text:p>
          </table:table-cell>
        </table:table-row>
        <table:table-row table:style-name="Table9.1">
          <table:covered-table-cell table:style-name="Table9.A2"/>
          <table:table-cell table:style-name="Table9.A2" office:value-type="string">
            <text:p text:style-name="P39">mono-n-butyl phthalate</text:p>
          </table:table-cell>
          <table:table-cell table:style-name="Table9.A2" office:value-type="string">
            <text:p text:style-name="P21">MnBP</text:p>
          </table:table-cell>
          <table:table-cell table:style-name="Table9.A2" office:value-type="string">
            <text:p text:style-name="P21">8575</text:p>
          </table:table-cell>
          <table:table-cell table:style-name="Table9.A2" office:value-type="string">
            <text:p text:style-name="P21">C028577</text:p>
          </table:table-cell>
          <table:table-cell table:style-name="Table9.A2" office:value-type="string">
            <text:p text:style-name="P21">-0.24 (-0.71, 0.54)</text:p>
          </table:table-cell>
          <table:table-cell table:style-name="Table9.A2" office:value-type="string">
            <text:p text:style-name="P21">-0.14 (-0.66, 0.57)</text:p>
          </table:table-cell>
        </table:table-row>
        <table:table-row table:style-name="Table9.1">
          <table:covered-table-cell table:style-name="Table9.A2"/>
          <table:table-cell table:style-name="Table9.A2" office:value-type="string">
            <text:p text:style-name="P39">monoethyl phthalate</text:p>
          </table:table-cell>
          <table:table-cell table:style-name="Table9.A2" office:value-type="string">
            <text:p text:style-name="P21">MEP</text:p>
          </table:table-cell>
          <table:table-cell table:style-name="Table9.A2" office:value-type="string">
            <text:p text:style-name="P21">75318</text:p>
          </table:table-cell>
          <table:table-cell table:style-name="Table9.A2" office:value-type="string">
            <text:p text:style-name="P21">C581825</text:p>
          </table:table-cell>
          <table:table-cell table:style-name="Table9.A2" office:value-type="string">
            <text:p text:style-name="P21">-0.16 (-0.68, 0.66)</text:p>
          </table:table-cell>
          <table:table-cell table:style-name="Table9.A2" office:value-type="string">
            <text:p text:style-name="P21">-0.09 (-0.63, 0.54)</text:p>
          </table:table-cell>
        </table:table-row>
        <table:table-row table:style-name="Table9.1">
          <table:table-cell table:style-name="Table9.A2" table:number-columns-spanned="7" office:value-type="string">
            <text:p text:style-name="P77">1<text:span text:style-name="T96">Urinary concentrations adjusted for creatinine (</text:span><text:span text:style-name="T98">μ</text:span><text:span text:style-name="T96">g/g). Median (IQR)</text:span></text:p>
          </table:table-cell>
          <table:covered-table-cell/>
          <table:covered-table-cell/>
          <table:covered-table-cell/>
          <table:covered-table-cell/>
          <table:covered-table-cell/>
          <table:covered-table-cell/>
        </table:table-row>
      </table:table>
      <text:p text:style-name="P63"/>
      <text:p text:style-name="P67">Table <text:span text:style-name="T92">2</text:span>: Study population selection for each visit and each data typ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Data type</text:p>
          </table:table-cell>
          <table:table-cell table:style-name="Table10.A1" office:value-type="string">
            <text:p text:style-name="P11">Visit <text:span text:style-name="T23">A </text:span><text:span text:style-name="T7">(n)</text:span></text:p>
          </table:table-cell>
          <table:table-cell table:style-name="Table10.C1" office:value-type="string">
            <text:p text:style-name="P11">Visit B <text:span text:style-name="T7">(n)</text:span></text:p>
          </table:table-cell>
        </table:table-row>
        <table:table-row table:style-name="Table10.1">
          <table:table-cell table:style-name="Table10.A2" office:value-type="string">
            <text:p text:style-name="P29">exposure</text:p>
          </table:table-cell>
          <table:table-cell table:style-name="Table10.A2" office:value-type="string">
            <text:p text:style-name="P45">152</text:p>
          </table:table-cell>
          <table:table-cell table:style-name="Table10.C2" office:value-type="string">
            <text:p text:style-name="P45">152</text:p>
          </table:table-cell>
        </table:table-row>
        <table:table-row table:style-name="Table10.1">
          <table:table-cell table:style-name="Table10.A2" office:value-type="string">
            <text:p text:style-name="P29">methylome</text:p>
          </table:table-cell>
          <table:table-cell table:style-name="Table10.A2" office:value-type="string">
            <text:p text:style-name="P45">149</text:p>
          </table:table-cell>
          <table:table-cell table:style-name="Table10.C2" office:value-type="string">
            <text:p text:style-name="P45">149</text:p>
          </table:table-cell>
        </table:table-row>
        <table:table-row table:style-name="Table10.1">
          <table:table-cell table:style-name="Table10.A2" office:value-type="string">
            <text:p text:style-name="P29">serum metabolome</text:p>
          </table:table-cell>
          <table:table-cell table:style-name="Table10.A2" office:value-type="string">
            <text:p text:style-name="P45">155</text:p>
          </table:table-cell>
          <table:table-cell table:style-name="Table10.C2" office:value-type="string">
            <text:p text:style-name="P45">155</text:p>
          </table:table-cell>
        </table:table-row>
        <text:soft-page-break/>
        <table:table-row table:style-name="Table10.1">
          <table:table-cell table:style-name="Table10.A2" office:value-type="string">
            <text:p text:style-name="P29">urinary metabolome</text:p>
          </table:table-cell>
          <table:table-cell table:style-name="Table10.A2" office:value-type="string">
            <text:p text:style-name="P45">156</text:p>
          </table:table-cell>
          <table:table-cell table:style-name="Table10.C2" office:value-type="string">
            <text:p text:style-name="P45">154</text:p>
          </table:table-cell>
        </table:table-row>
        <table:table-row table:style-name="Table10.1">
          <table:table-cell table:style-name="Table10.A2" office:value-type="string">
            <text:p text:style-name="P29">proteome</text:p>
          </table:table-cell>
          <table:table-cell table:style-name="Table10.A2" office:value-type="string">
            <text:p text:style-name="P45">150</text:p>
          </table:table-cell>
          <table:table-cell table:style-name="Table10.C2" office:value-type="string">
            <text:p text:style-name="P45">155</text:p>
          </table:table-cell>
        </table:table-row>
        <table:table-row table:style-name="Table10.1">
          <table:table-cell table:style-name="Table10.A7" office:value-type="string">
            <text:p text:style-name="P29">intersection</text:p>
          </table:table-cell>
          <table:table-cell table:style-name="Table10.A7" office:value-type="string">
            <text:p text:style-name="P45">140</text:p>
          </table:table-cell>
          <table:table-cell table:style-name="Table10.C7" office:value-type="string">
            <text:p text:style-name="P45">143</text:p>
          </table:table-cell>
        </table:table-row>
      </table:table>
      <text:p text:style-name="P69"/>
      <text:p text:style-name="P46">Table <text:span text:style-name="T91">3</text:span>: Description of the overall study population, stratified by <text:span text:style-name="T5">visit</text:span>. <text:span text:style-name="T101">zBMI, age standardized z-score for body mass inde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Characteristic</text:p>
          </table:table-cell>
          <table:table-cell table:style-name="Table1.A1" office:value-type="string">
            <text:p text:style-name="P47"><text:span text:style-name="T14">Visit </text:span><text:span text:style-name="T13">A</text:span><text:span text:style-name="T15">, N = 140</text:span><text:span text:style-name="T4">1</text:span></text:p>
          </table:table-cell>
          <table:table-cell table:style-name="Table1.A1" office:value-type="string">
            <text:p text:style-name="P47"><text:span text:style-name="T14">Visit </text:span><text:span text:style-name="T13">B</text:span><text:span text:style-name="T15">, N = 143</text:span><text:span text:style-name="T4">1</text:span></text:p>
          </table:table-cell>
        </table:table-row>
        <table:table-row table:style-name="Table1.1">
          <table:table-cell table:style-name="Table1.A2" office:value-type="string">
            <text:p text:style-name="P4">Cohort</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40">BIB</text:p>
          </table:table-cell>
          <table:table-cell table:style-name="Table1.A2" office:value-type="string">
            <text:p text:style-name="P41">27 (19%)</text:p>
          </table:table-cell>
          <table:table-cell table:style-name="Table1.A2" office:value-type="string">
            <text:p text:style-name="P41">27 (19%)</text:p>
          </table:table-cell>
        </table:table-row>
        <table:table-row table:style-name="Table1.1">
          <table:table-cell table:style-name="Table1.A2" office:value-type="string">
            <text:p text:style-name="P40">EDEN</text:p>
          </table:table-cell>
          <table:table-cell table:style-name="Table1.A2" office:value-type="string">
            <text:p text:style-name="P41">23 (16%)</text:p>
          </table:table-cell>
          <table:table-cell table:style-name="Table1.A2" office:value-type="string">
            <text:p text:style-name="P41">23 (16%)</text:p>
          </table:table-cell>
        </table:table-row>
        <table:table-row table:style-name="Table1.1">
          <table:table-cell table:style-name="Table1.A2" office:value-type="string">
            <text:p text:style-name="P40">KANC</text:p>
          </table:table-cell>
          <table:table-cell table:style-name="Table1.A2" office:value-type="string">
            <text:p text:style-name="P41">27 (19%)</text:p>
          </table:table-cell>
          <table:table-cell table:style-name="Table1.A2" office:value-type="string">
            <text:p text:style-name="P41">26 (18%)</text:p>
          </table:table-cell>
        </table:table-row>
        <table:table-row table:style-name="Table1.1">
          <table:table-cell table:style-name="Table1.A2" office:value-type="string">
            <text:p text:style-name="P40">RHEA</text:p>
          </table:table-cell>
          <table:table-cell table:style-name="Table1.A2" office:value-type="string">
            <text:p text:style-name="P41">29 (21%)</text:p>
          </table:table-cell>
          <table:table-cell table:style-name="Table1.A2" office:value-type="string">
            <text:p text:style-name="P41">29 (20%)</text:p>
          </table:table-cell>
        </table:table-row>
        <table:table-row table:style-name="Table1.1">
          <table:table-cell table:style-name="Table1.A2" office:value-type="string">
            <text:p text:style-name="P40">SAB</text:p>
          </table:table-cell>
          <table:table-cell table:style-name="Table1.A2" office:value-type="string">
            <text:p text:style-name="P41">34 (24%)</text:p>
          </table:table-cell>
          <table:table-cell table:style-name="Table1.A2" office:value-type="string">
            <text:p text:style-name="P41">38 (27%)</text:p>
          </table:table-cell>
        </table:table-row>
        <table:table-row table:style-name="Table1.1">
          <table:table-cell table:style-name="Table1.A2" office:value-type="string">
            <text:p text:style-name="P4">Sex</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40">female</text:p>
          </table:table-cell>
          <table:table-cell table:style-name="Table1.A2" office:value-type="string">
            <text:p text:style-name="P41">60 (43%)</text:p>
          </table:table-cell>
          <table:table-cell table:style-name="Table1.A2" office:value-type="string">
            <text:p text:style-name="P41">61 (43%)</text:p>
          </table:table-cell>
        </table:table-row>
        <table:table-row table:style-name="Table1.1">
          <table:table-cell table:style-name="Table1.A2" office:value-type="string">
            <text:p text:style-name="P40">male</text:p>
          </table:table-cell>
          <table:table-cell table:style-name="Table1.A2" office:value-type="string">
            <text:p text:style-name="P41">80 (57%)</text:p>
          </table:table-cell>
          <table:table-cell table:style-name="Table1.A2" office:value-type="string">
            <text:p text:style-name="P41">82 (57%)</text:p>
          </table:table-cell>
        </table:table-row>
        <table:table-row table:style-name="Table1.1">
          <table:table-cell table:style-name="Table1.A2" office:value-type="string">
            <text:p text:style-name="P4">Age</text:p>
          </table:table-cell>
          <table:table-cell table:style-name="Table1.A2" office:value-type="string">
            <text:p text:style-name="P41">6.97 (6.44, 8.85)</text:p>
          </table:table-cell>
          <table:table-cell table:style-name="Table1.A2" office:value-type="string">
            <text:p text:style-name="P41">7.55 (6.93, 9.62)</text:p>
          </table:table-cell>
        </table:table-row>
        <table:table-row table:style-name="Table1.1">
          <table:table-cell table:style-name="Table1.A2" office:value-type="string">
            <text:p text:style-name="P8"><text:span text:style-name="T99">D</text:span>ifference between visits in months</text:p>
          </table:table-cell>
          <table:table-cell table:style-name="Table1.A2" table:number-columns-spanned="2" office:value-type="string">
            <text:p text:style-name="P44">6.05 (4.83, 7.82)</text:p>
          </table:table-cell>
          <table:covered-table-cell/>
        </table:table-row>
        <table:table-row table:style-name="Table1.1">
          <table:table-cell table:style-name="Table1.A2" office:value-type="string">
            <text:p text:style-name="P4">Ethnicity</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50"><text:span text:style-name="T16">C</text:span><text:span text:style-name="T15">aucasian</text:span></text:p>
          </table:table-cell>
          <table:table-cell table:style-name="Table1.A2" office:value-type="string">
            <text:p text:style-name="P41">129 (92%)</text:p>
          </table:table-cell>
          <table:table-cell table:style-name="Table1.A2" office:value-type="string">
            <text:p text:style-name="P41">132 (92%)</text:p>
          </table:table-cell>
        </table:table-row>
        <table:table-row table:style-name="Table1.1">
          <table:table-cell table:style-name="Table1.A2" office:value-type="string">
            <text:p text:style-name="P50"><text:span text:style-name="T16">P</text:span><text:span text:style-name="T15">akistani</text:span></text:p>
          </table:table-cell>
          <table:table-cell table:style-name="Table1.A2" office:value-type="string">
            <text:p text:style-name="P41">10 (7.1%)</text:p>
          </table:table-cell>
          <table:table-cell table:style-name="Table1.A2" office:value-type="string">
            <text:p text:style-name="P41">10 (7.0%)</text:p>
          </table:table-cell>
        </table:table-row>
        <table:table-row table:style-name="Table1.1">
          <table:table-cell table:style-name="Table1.A2" office:value-type="string">
            <text:p text:style-name="P50"><text:span text:style-name="T16">o</text:span><text:span text:style-name="T15">ther</text:span></text:p>
          </table:table-cell>
          <table:table-cell table:style-name="Table1.A2" office:value-type="string">
            <text:p text:style-name="P41">1 (0.7%)</text:p>
          </table:table-cell>
          <table:table-cell table:style-name="Table1.A2" office:value-type="string">
            <text:p text:style-name="P41">1 (0.7%)</text:p>
          </table:table-cell>
        </table:table-row>
        <table:table-row table:style-name="Table1.1">
          <table:table-cell table:style-name="Table1.A2" office:value-type="string">
            <text:p text:style-name="P4">zBMI</text:p>
          </table:table-cell>
          <table:table-cell table:style-name="Table1.A2" office:value-type="string">
            <text:p text:style-name="P41">0.28 (-0.34, 1.09)</text:p>
          </table:table-cell>
          <table:table-cell table:style-name="Table1.A2" office:value-type="string">
            <text:p text:style-name="P41">0.26 (-0.34, 1.09)</text:p>
          </table:table-cell>
        </table:table-row>
        <table:table-row table:style-name="Table1.1">
          <table:table-cell table:style-name="Table1.A18" office:value-type="string">
            <text:p text:style-name="P9">Time to last meal</text:p>
          </table:table-cell>
          <table:table-cell table:style-name="Table1.A2" office:value-type="string">
            <text:p text:style-name="P41">3.25 (2.83, 4.09)</text:p>
          </table:table-cell>
          <table:table-cell table:style-name="Table1.A2" office:value-type="string">
            <text:p text:style-name="P41">2.17 (1.63, 3.17)</text:p>
          </table:table-cell>
        </table:table-row>
        <table:table-row table:style-name="Table1.1">
          <table:table-cell table:style-name="Table1.A2" office:value-type="string">
            <text:p text:style-name="P4">Season</text:p>
          </table:table-cell>
          <table:table-cell table:style-name="Table1.A2" office:value-type="string">
            <text:p text:style-name="P47"/>
          </table:table-cell>
          <table:table-cell table:style-name="Table1.A2" office:value-type="string">
            <text:p text:style-name="P47"/>
          </table:table-cell>
        </table:table-row>
        <table:table-row table:style-name="Table1.1">
          <table:table-cell table:style-name="Table1.A2" office:value-type="string">
            <text:p text:style-name="P40">autumn</text:p>
          </table:table-cell>
          <table:table-cell table:style-name="Table1.A2" office:value-type="string">
            <text:p text:style-name="P41">35 (25%)</text:p>
          </table:table-cell>
          <table:table-cell table:style-name="Table1.A2" office:value-type="string">
            <text:p text:style-name="P41">38 (27%)</text:p>
          </table:table-cell>
        </table:table-row>
        <table:table-row table:style-name="Table1.1">
          <table:table-cell table:style-name="Table1.A2" office:value-type="string">
            <text:p text:style-name="P40">spring</text:p>
          </table:table-cell>
          <table:table-cell table:style-name="Table1.A2" office:value-type="string">
            <text:p text:style-name="P41">50 (36%)</text:p>
          </table:table-cell>
          <table:table-cell table:style-name="Table1.A2" office:value-type="string">
            <text:p text:style-name="P41">49 (34%)</text:p>
          </table:table-cell>
        </table:table-row>
        <table:table-row table:style-name="Table1.1">
          <table:table-cell table:style-name="Table1.A2" office:value-type="string">
            <text:p text:style-name="P40">summer</text:p>
          </table:table-cell>
          <table:table-cell table:style-name="Table1.A2" office:value-type="string">
            <text:p text:style-name="P41">20 (14%)</text:p>
          </table:table-cell>
          <table:table-cell table:style-name="Table1.A2" office:value-type="string">
            <text:p text:style-name="P41">8 (5.6%)</text:p>
          </table:table-cell>
        </table:table-row>
        <table:table-row table:style-name="Table1.1">
          <table:table-cell table:style-name="Table1.A2" office:value-type="string">
            <text:p text:style-name="P40">winter</text:p>
          </table:table-cell>
          <table:table-cell table:style-name="Table1.A2" office:value-type="string">
            <text:p text:style-name="P41">35 (25%)</text:p>
          </table:table-cell>
          <table:table-cell table:style-name="Table1.A2" office:value-type="string">
            <text:p text:style-name="P41">48 (34%)</text:p>
          </table:table-cell>
        </table:table-row>
        <table:table-row table:style-name="Table1.1">
          <table:table-cell table:style-name="Table1.A2" table:number-columns-spanned="3" office:value-type="string">
            <text:p text:style-name="P51"><text:span text:style-name="T4">1</text:span><text:span text:style-name="T15">n (%); Median (IQR)</text:span></text:p>
          </table:table-cell>
          <table:covered-table-cell/>
          <table:covered-table-cell/>
        </table:table-row>
      </table:table>
      <text:p text:style-name="P52"/>
      <text:p text:style-name="P65">Table <text:span text:style-name="T91">4</text:span>: Edge- and node-level description of the visit-specific and merged networks.</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able:table-row table:style-name="Table8.1">
          <table:table-cell table:style-name="Table8.A1" office:value-type="string">
            <text:p text:style-name="P23"/>
          </table:table-cell>
          <table:table-cell table:style-name="Table8.A1" office:value-type="string">
            <text:p text:style-name="P23"/>
          </table:table-cell>
          <table:table-cell table:style-name="Table8.A1" office:value-type="string">
            <text:p text:style-name="P10">Visit A Network</text:p>
          </table:table-cell>
          <table:table-cell table:style-name="Table8.D1" office:value-type="string">
            <text:p text:style-name="P10">Visit B Network</text:p>
          </table:table-cell>
          <table:table-cell table:style-name="Table8.D1" office:value-type="string">
            <text:p text:style-name="P10"/>
          </table:table-cell>
          <table:table-cell table:style-name="Table8.A1" office:value-type="string">
            <text:p text:style-name="P10">Merged network</text:p>
          </table:table-cell>
        </table:table-row>
        <table:table-row table:style-name="Table8.1">
          <table:table-cell table:style-name="Table8.A2" office:value-type="string">
            <text:p text:style-name="P10"><text:span text:style-name="T100">S</text:span>hrinkage intensity</text:p>
          </table:table-cell>
          <table:table-cell table:style-name="Table8.A2" office:value-type="string">
            <text:p text:style-name="P54"/>
          </table:table-cell>
          <table:table-cell table:style-name="Table8.A2" office:value-type="string">
            <text:p text:style-name="P60">0.22</text:p>
          </table:table-cell>
          <table:table-cell table:style-name="Table8.D2" office:value-type="string">
            <text:p text:style-name="P60">0.21</text:p>
          </table:table-cell>
          <table:table-cell table:style-name="Table8.D2" office:value-type="string">
            <text:p text:style-name="P55"/>
          </table:table-cell>
          <table:table-cell table:style-name="Table8.A2" office:value-type="string">
            <text:p text:style-name="P55"/>
          </table:table-cell>
        </table:table-row>
        <table:table-row table:style-name="Table8.1">
          <table:table-cell table:style-name="Table8.A2" office:value-type="string">
            <text:p text:style-name="P10">Diameter</text:p>
          </table:table-cell>
          <table:table-cell table:style-name="Table8.A2" office:value-type="string">
            <text:p text:style-name="P54"/>
          </table:table-cell>
          <table:table-cell table:style-name="Table8.A2" office:value-type="string">
            <text:p text:style-name="P55">7</text:p>
          </table:table-cell>
          <table:table-cell table:style-name="Table8.D2" office:value-type="string">
            <text:p text:style-name="P55">7</text:p>
          </table:table-cell>
          <table:table-cell table:style-name="Table8.D2" office:value-type="string">
            <text:p text:style-name="P55"/>
          </table:table-cell>
          <table:table-cell table:style-name="Table8.A2" office:value-type="string">
            <text:p text:style-name="P55">19</text:p>
          </table:table-cell>
        </table:table-row>
        <table:table-row table:style-name="Table8.1">
          <table:table-cell table:style-name="Table8.A4" office:value-type="string">
            <text:p text:style-name="P10">Edges <text:span text:style-name="T6">(n)</text:span></text:p>
          </table:table-cell>
          <table:table-cell table:style-name="Table8.A4" office:value-type="string">
            <text:p text:style-name="P70"/>
          </table:table-cell>
          <table:table-cell table:style-name="Table8.A4" office:value-type="string">
            <text:p text:style-name="P56">4,083</text:p>
          </table:table-cell>
          <table:table-cell table:style-name="Table8.D4" office:value-type="string">
            <text:p text:style-name="P56">4,908</text:p>
          </table:table-cell>
          <table:table-cell table:style-name="Table8.D4" office:value-type="string">
            <text:p text:style-name="P55"/>
          </table:table-cell>
          <table:table-cell table:style-name="Table8.A4" office:value-type="string">
            <text:p text:style-name="P55">950</text:p>
          </table:table-cell>
        </table:table-row>
        <table:table-row table:style-name="Table8.1">
          <table:table-cell table:style-name="Table8.A2" office:value-type="string">
            <text:p text:style-name="P26"><text:span text:style-name="T8">d</text:span>ensity</text:p>
          </table:table-cell>
          <table:table-cell table:style-name="Table8.A2" office:value-type="string">
            <text:p text:style-name="P58"/>
          </table:table-cell>
          <table:table-cell table:style-name="Table8.A2" office:value-type="string">
            <text:p text:style-name="P55">0.03</text:p>
          </table:table-cell>
          <table:table-cell table:style-name="Table8.D2" office:value-type="string">
            <text:p text:style-name="P55">0.04</text:p>
          </table:table-cell>
          <table:table-cell table:style-name="Table8.D2" office:value-type="string">
            <text:p text:style-name="P55"/>
          </table:table-cell>
          <table:table-cell table:style-name="Table8.A2" office:value-type="string">
            <text:p text:style-name="P55">0.01</text:p>
          </table:table-cell>
        </table:table-row>
        <table:table-row table:style-name="Table8.1">
          <table:table-cell table:style-name="Table8.A2" table:number-rows-spanned="2" office:value-type="string">
            <text:p text:style-name="P26"><text:span text:style-name="T8">s</text:span>ign<text:span text:style-name="T1">1</text:span></text:p>
          </table:table-cell>
          <table:table-cell table:style-name="Table8.A2" office:value-type="string">
            <text:p text:style-name="P58">-<text:span text:style-name="T8">1</text:span></text:p>
          </table:table-cell>
          <table:table-cell table:style-name="Table8.A2" office:value-type="string">
            <text:p text:style-name="P55">1,547 (38%)</text:p>
          </table:table-cell>
          <table:table-cell table:style-name="Table8.D2" office:value-type="string">
            <text:p text:style-name="P55">1,956 (40%)</text:p>
          </table:table-cell>
          <table:table-cell table:style-name="Table8.D2" table:number-rows-spanned="2" office:value-type="string">
            <text:p text:style-name="P55"/>
          </table:table-cell>
          <table:table-cell table:style-name="Table8.A2" office:value-type="string">
            <text:p text:style-name="P55">182 (19%)</text:p>
          </table:table-cell>
        </table:table-row>
        <table:table-row table:style-name="Table8.1">
          <table:covered-table-cell table:style-name="Table8.A2"/>
          <table:table-cell table:style-name="Table8.A2" office:value-type="string">
            <text:p text:style-name="P55">1</text:p>
          </table:table-cell>
          <table:table-cell table:style-name="Table8.A2" office:value-type="string">
            <text:p text:style-name="P55">2,536 (62%)</text:p>
          </table:table-cell>
          <table:table-cell table:style-name="Table8.D2" office:value-type="string">
            <text:p text:style-name="P55">2,952 (60%)</text:p>
          </table:table-cell>
          <table:covered-table-cell table:style-name="Table8.D2"/>
          <table:table-cell table:style-name="Table8.A2" office:value-type="string">
            <text:p text:style-name="P55">768 (81%)</text:p>
          </table:table-cell>
        </table:table-row>
        <text:soft-page-break/>
        <table:table-row table:style-name="Table8.1">
          <table:table-cell table:style-name="Table8.A2" table:number-rows-spanned="2" office:value-type="string">
            <text:p text:style-name="P26"><text:span text:style-name="T8">p</text:span>artial correlation<text:span text:style-name="T8">s</text:span><text:span text:style-name="T1">1</text:span></text:p>
          </table:table-cell>
          <table:table-cell table:style-name="Table8.A2" table:number-rows-spanned="2" office:value-type="string">
            <text:p text:style-name="P58"/>
          </table:table-cell>
          <table:table-cell table:style-name="Table8.A2" table:number-rows-spanned="2" office:value-type="string">
            <text:p text:style-name="P55">0.05 (-0.06, 0.06)</text:p>
          </table:table-cell>
          <table:table-cell table:style-name="Table8.D2" table:number-rows-spanned="2" office:value-type="string">
            <text:p text:style-name="P55">0.05 (-0.05, 0.06)</text:p>
          </table:table-cell>
          <table:table-cell table:style-name="Table8.D2" office:value-type="string">
            <text:p text:style-name="P55">network A</text:p>
          </table:table-cell>
          <table:table-cell table:style-name="Table8.A2" office:value-type="string">
            <text:p text:style-name="P55">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5">network B</text:p>
          </table:table-cell>
          <table:table-cell table:style-name="Table8.A2" office:value-type="string">
            <text:p text:style-name="P55">0.06 (0.05, 0.08)</text:p>
          </table:table-cell>
        </table:table-row>
        <table:table-row table:style-name="Table8.1">
          <table:table-cell table:style-name="Table8.A2" table:number-rows-spanned="2" office:value-type="string">
            <text:p text:style-name="P28">q-values<text:span text:style-name="T2">1</text:span></text:p>
          </table:table-cell>
          <table:table-cell table:style-name="Table8.A2" table:number-rows-spanned="2" office:value-type="string">
            <text:p text:style-name="P46"/>
          </table:table-cell>
          <table:table-cell table:style-name="Table8.A2" table:number-rows-spanned="2" office:value-type="string">
            <text:p text:style-name="P55">0.024 (0.006, 0.051)</text:p>
          </table:table-cell>
          <table:table-cell table:style-name="Table8.D2" table:number-rows-spanned="2" office:value-type="string">
            <text:p text:style-name="P55">0.023 (0.005, 0.048)</text:p>
          </table:table-cell>
          <table:table-cell table:style-name="Table8.D2" office:value-type="string">
            <text:p text:style-name="P55">network A</text:p>
          </table:table-cell>
          <table:table-cell table:style-name="Table8.A2" office:value-type="string">
            <text:p text:style-name="P55">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5">network B</text:p>
          </table:table-cell>
          <table:table-cell table:style-name="Table8.A2" office:value-type="string">
            <text:p text:style-name="P55">0.007 (0.000, 0.03)</text:p>
          </table:table-cell>
        </table:table-row>
        <table:table-row table:style-name="Table8.1">
          <table:table-cell table:style-name="Table8.A2" office:value-type="string">
            <text:p text:style-name="P28"><text:span text:style-name="T9">probability</text:span> <text:span text:style-name="T20">&gt;</text:span><text:span text:style-name="T10"> 0.</text:span><text:span text:style-name="T11">8</text:span><text:span text:style-name="T3">1</text:span></text:p>
          </table:table-cell>
          <table:table-cell table:style-name="Table8.A2" office:value-type="string">
            <text:p text:style-name="P56"/>
          </table:table-cell>
          <table:table-cell table:style-name="Table8.A2" office:value-type="string">
            <text:p text:style-name="P59">4,083 (2.7%)</text:p>
          </table:table-cell>
          <table:table-cell table:style-name="Table8.D2" office:value-type="string">
            <text:p text:style-name="P59">4,908 (3.3%)</text:p>
          </table:table-cell>
          <table:table-cell table:style-name="Table8.D2" office:value-type="string">
            <text:p text:style-name="P55"/>
          </table:table-cell>
          <table:table-cell table:style-name="Table8.A2" office:value-type="string">
            <text:p text:style-name="P58"/>
          </table:table-cell>
        </table:table-row>
        <table:table-row table:style-name="Table8.1">
          <table:table-cell table:style-name="Table8.A4" office:value-type="string">
            <text:p text:style-name="P24"><text:span text:style-name="T12">Nodes</text:span> (n)</text:p>
          </table:table-cell>
          <table:table-cell table:style-name="Table8.A4" office:value-type="string">
            <text:p text:style-name="P25"/>
          </table:table-cell>
          <table:table-cell table:style-name="Table8.A4" office:value-type="string">
            <text:p text:style-name="P27">516</text:p>
          </table:table-cell>
          <table:table-cell table:style-name="Table8.D4" office:value-type="string">
            <text:p text:style-name="P27">514</text:p>
          </table:table-cell>
          <table:table-cell table:style-name="Table8.D4" office:value-type="string">
            <text:p text:style-name="P27"/>
          </table:table-cell>
          <table:table-cell table:style-name="Table8.A4" office:value-type="string">
            <text:p text:style-name="P27">462</text:p>
          </table:table-cell>
        </table:table-row>
        <table:table-row table:style-name="Table8.1">
          <table:table-cell table:style-name="Table8.A2" office:value-type="string">
            <text:p text:style-name="P28">degree<text:span text:style-name="T3">1</text:span></text:p>
          </table:table-cell>
          <table:table-cell table:style-name="Table8.A2" office:value-type="string">
            <text:p text:style-name="P57"/>
          </table:table-cell>
          <table:table-cell table:style-name="Table8.A2" office:value-type="string">
            <text:p text:style-name="P55">16 (7, 24)</text:p>
          </table:table-cell>
          <table:table-cell table:style-name="Table8.D2" office:value-type="string">
            <text:p text:style-name="P55">21 (8, 28)</text:p>
          </table:table-cell>
          <table:table-cell table:style-name="Table8.D2" office:value-type="string">
            <text:p text:style-name="P55"/>
          </table:table-cell>
          <table:table-cell table:style-name="Table8.A2" office:value-type="string">
            <text:p text:style-name="P55">4.0 (2.0, 6.0)</text:p>
          </table:table-cell>
        </table:table-row>
        <table:table-row table:style-name="Table8.1">
          <table:table-cell table:style-name="Table8.A2" table:number-rows-spanned="5" office:value-type="string">
            <text:p text:style-name="P28">type of node<text:span text:style-name="T3">1</text:span></text:p>
          </table:table-cell>
          <table:table-cell table:style-name="Table8.A2" office:value-type="string">
            <text:p text:style-name="P55">exposure</text:p>
          </table:table-cell>
          <table:table-cell table:style-name="Table8.A2" office:value-type="string">
            <text:p text:style-name="P55">22 (4.3%)</text:p>
          </table:table-cell>
          <table:table-cell table:style-name="Table8.D2" office:value-type="string">
            <text:p text:style-name="P55">22 (4.3%)</text:p>
          </table:table-cell>
          <table:table-cell table:style-name="Table8.D2" table:number-rows-spanned="5" office:value-type="string">
            <text:p text:style-name="P55"/>
          </table:table-cell>
          <table:table-cell table:style-name="Table8.A2" office:value-type="string">
            <text:p text:style-name="P55">22 (4.8%)</text:p>
          </table:table-cell>
        </table:table-row>
        <table:table-row table:style-name="Table8.1">
          <table:covered-table-cell table:style-name="Table8.A2"/>
          <table:table-cell table:style-name="Table8.A2" office:value-type="string">
            <text:p text:style-name="P55">methylome</text:p>
          </table:table-cell>
          <table:table-cell table:style-name="Table8.A2" office:value-type="string">
            <text:p text:style-name="P55">237 (46%)</text:p>
          </table:table-cell>
          <table:table-cell table:style-name="Table8.D2" office:value-type="string">
            <text:p text:style-name="P55">238 (46%)</text:p>
          </table:table-cell>
          <table:covered-table-cell table:style-name="Table8.D2"/>
          <table:table-cell table:style-name="Table8.A2" office:value-type="string">
            <text:p text:style-name="P55">193 (42%)</text:p>
          </table:table-cell>
        </table:table-row>
        <table:table-row table:style-name="Table8.1">
          <table:covered-table-cell table:style-name="Table8.A2"/>
          <table:table-cell table:style-name="Table8.A2" office:value-type="string">
            <text:p text:style-name="P55">serum metabolome</text:p>
          </table:table-cell>
          <table:table-cell table:style-name="Table8.A2" office:value-type="string">
            <text:p text:style-name="P55">177 (34%)</text:p>
          </table:table-cell>
          <table:table-cell table:style-name="Table8.D2" office:value-type="string">
            <text:p text:style-name="P55">174 (34%)</text:p>
          </table:table-cell>
          <table:covered-table-cell table:style-name="Table8.D2"/>
          <table:table-cell table:style-name="Table8.A2" office:value-type="string">
            <text:p text:style-name="P55">169 (37%)</text:p>
          </table:table-cell>
        </table:table-row>
        <table:table-row table:style-name="Table8.1">
          <table:covered-table-cell table:style-name="Table8.A2"/>
          <table:table-cell table:style-name="Table8.A2" office:value-type="string">
            <text:p text:style-name="P55">urinary metabolome</text:p>
          </table:table-cell>
          <table:table-cell table:style-name="Table8.A2" office:value-type="string">
            <text:p text:style-name="P55">44 (8.5%)</text:p>
          </table:table-cell>
          <table:table-cell table:style-name="Table8.D2" office:value-type="string">
            <text:p text:style-name="P55">44 (8.6%)</text:p>
          </table:table-cell>
          <table:covered-table-cell table:style-name="Table8.D2"/>
          <table:table-cell table:style-name="Table8.A2" office:value-type="string">
            <text:p text:style-name="P55">42 (9.1%)</text:p>
          </table:table-cell>
        </table:table-row>
        <table:table-row table:style-name="Table8.1">
          <table:covered-table-cell table:style-name="Table8.A2"/>
          <table:table-cell table:style-name="Table8.A2" office:value-type="string">
            <text:p text:style-name="P55">proteome</text:p>
          </table:table-cell>
          <table:table-cell table:style-name="Table8.A2" office:value-type="string">
            <text:p text:style-name="P55">36 (7.0%)</text:p>
          </table:table-cell>
          <table:table-cell table:style-name="Table8.D2" office:value-type="string">
            <text:p text:style-name="P55">36 (7.0%)</text:p>
          </table:table-cell>
          <table:covered-table-cell table:style-name="Table8.D2"/>
          <table:table-cell table:style-name="Table8.A2" office:value-type="string">
            <text:p text:style-name="P55">36 (7.8%)</text:p>
          </table:table-cell>
        </table:table-row>
        <table:table-row table:style-name="Table8.1">
          <table:table-cell table:style-name="Table8.A20" table:number-columns-spanned="4" office:value-type="string">
            <text:p text:style-name="P51"><text:span text:style-name="T4">1</text:span><text:span text:style-name="T15">n (%); Median (IQR)</text:span></text:p>
          </table:table-cell>
          <table:covered-table-cell/>
          <table:covered-table-cell/>
          <table:covered-table-cell/>
          <table:table-cell table:style-name="Table8.E20" office:value-type="string">
            <text:p text:style-name="P51"/>
          </table:table-cell>
          <table:table-cell table:style-name="Table8.F20" office:value-type="string">
            <text:p text:style-name="P51"/>
          </table:table-cell>
        </table:table-row>
      </table:table>
      <text:p text:style-name="P53"/>
      <text:p text:style-name="P64">Table <text:span text:style-name="T91">5</text:span>: Table listing the five strongest mixed associations in magnitude for the <text:span text:style-name="T5">visit</text:span>-specific networks.</text:p>
      <table:table table:name="Table4" table:style-name="Table4">
        <table:table-column table:style-name="Table4.A" table:number-columns-repeated="9"/>
        <table:table-row table:style-name="Table4.1">
          <table:table-cell table:style-name="Table4.A1" office:value-type="string">
            <text:p text:style-name="P61"><text:span text:style-name="T17">N</text:span><text:span text:style-name="T15">ode </text:span><text:span text:style-name="T16">1</text:span></text:p>
          </table:table-cell>
          <table:table-cell table:style-name="Table4.A1" office:value-type="string">
            <text:p text:style-name="P62"><text:span text:style-name="T17">L</text:span><text:span text:style-name="T15">aye</text:span><text:span text:style-name="T16">r</text:span></text:p>
          </table:table-cell>
          <table:table-cell table:style-name="Table4.A1" office:value-type="string">
            <text:p text:style-name="P62"><text:span text:style-name="T17">D</text:span><text:span text:style-name="T15">egre</text:span><text:span text:style-name="T16">e</text:span></text:p>
          </table:table-cell>
          <table:table-cell table:style-name="Table4.A1" office:value-type="string">
            <text:p text:style-name="P62"><text:span text:style-name="T17">N</text:span><text:span text:style-name="T15">ode </text:span><text:span text:style-name="T16">2</text:span></text:p>
          </table:table-cell>
          <table:table-cell table:style-name="Table4.A1" office:value-type="string">
            <text:p text:style-name="P62"><text:span text:style-name="T17">L</text:span><text:span text:style-name="T15">aye</text:span><text:span text:style-name="T16">r</text:span></text:p>
          </table:table-cell>
          <table:table-cell table:style-name="Table4.A1" office:value-type="string">
            <text:p text:style-name="P62"><text:span text:style-name="T17">D</text:span><text:span text:style-name="T15">egre</text:span><text:span text:style-name="T16">e</text:span></text:p>
          </table:table-cell>
          <table:table-cell table:style-name="Table4.A1" office:value-type="string">
            <text:p text:style-name="P5">pcor</text:p>
          </table:table-cell>
          <table:table-cell table:style-name="Table4.H1" office:value-type="string">
            <text:p text:style-name="P5">qval</text:p>
          </table:table-cell>
          <table:table-cell table:style-name="Table4.A1" office:value-type="string">
            <text:p text:style-name="P7">Genes</text:p>
          </table:table-cell>
        </table:table-row>
        <table:table-row table:style-name="Table4.1">
          <table:table-cell table:style-name="Table4.A2" table:number-columns-spanned="8" office:value-type="string">
            <text:p text:style-name="P6">Visit A</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3">BPA</text:p>
          </table:table-cell>
          <table:table-cell table:style-name="Table4.B3" office:value-type="string">
            <text:p text:style-name="P41">exposure</text:p>
          </table:table-cell>
          <table:table-cell table:style-name="Table4.C3" office:value-type="string">
            <text:p text:style-name="P41">24</text:p>
          </table:table-cell>
          <table:table-cell table:style-name="Table4.D13" office:value-type="string">
            <text:p text:style-name="P41">FGFBasic</text:p>
          </table:table-cell>
          <table:table-cell table:style-name="Table4.E3" office:value-type="string">
            <text:p text:style-name="P41">proteome</text:p>
          </table:table-cell>
          <table:table-cell table:style-name="Table4.F3" office:value-type="string">
            <text:p text:style-name="P41">20</text:p>
          </table:table-cell>
          <table:table-cell table:style-name="Table4.G13" office:value-type="string">
            <text:p text:style-name="P41">-0.156</text:p>
          </table:table-cell>
          <table:table-cell table:style-name="Table4.H3" office:value-type="string">
            <text:p text:style-name="P42">&lt;<text:span text:style-name="T5">0.001</text:span></text:p>
          </table:table-cell>
          <table:table-cell table:style-name="Table4.I3" office:value-type="string">
            <text:p text:style-name="P42"/>
          </table:table-cell>
        </table:table-row>
        <table:table-row table:style-name="Table4.1">
          <table:table-cell table:style-name="Table4.A13" office:value-type="string">
            <text:p text:style-name="P43">Trimethylamine oxide</text:p>
          </table:table-cell>
          <table:table-cell table:style-name="Table4.B4" office:value-type="string">
            <text:p text:style-name="P41">urinary metabolome</text:p>
          </table:table-cell>
          <table:table-cell table:style-name="Table4.C4" office:value-type="string">
            <text:p text:style-name="P41">30</text:p>
          </table:table-cell>
          <table:table-cell table:style-name="Table4.D13" office:value-type="string">
            <text:p text:style-name="P41"><text:span text:style-name="T93">oxo</text:span>-M<text:span text:style-name="T93">i</text:span>NP</text:p>
          </table:table-cell>
          <table:table-cell table:style-name="Table4.E4" office:value-type="string">
            <text:p text:style-name="P41">exposure</text:p>
          </table:table-cell>
          <table:table-cell table:style-name="Table4.F4" office:value-type="string">
            <text:p text:style-name="P41">21</text:p>
          </table:table-cell>
          <table:table-cell table:style-name="Table4.G13" office:value-type="string">
            <text:p text:style-name="P41">-0.108</text:p>
          </table:table-cell>
          <table:table-cell table:style-name="Table4.H4" office:value-type="string">
            <text:p text:style-name="P42">&lt;<text:span text:style-name="T5">0.001</text:span></text:p>
          </table:table-cell>
          <table:table-cell table:style-name="Table4.I4" office:value-type="string">
            <text:p text:style-name="P42"/>
          </table:table-cell>
        </table:table-row>
        <table:table-row table:style-name="Table4.1">
          <table:table-cell table:style-name="Table4.A13" office:value-type="string">
            <text:p text:style-name="P43">MB<text:span text:style-name="T93">z</text:span>P</text:p>
          </table:table-cell>
          <table:table-cell table:style-name="Table4.B5" office:value-type="string">
            <text:p text:style-name="P41">exposure</text:p>
          </table:table-cell>
          <table:table-cell table:style-name="Table4.C5" office:value-type="string">
            <text:p text:style-name="P41">38</text:p>
          </table:table-cell>
          <table:table-cell table:style-name="Table4.D13" office:value-type="string">
            <text:p text:style-name="P41">BAFF</text:p>
          </table:table-cell>
          <table:table-cell table:style-name="Table4.E5" office:value-type="string">
            <text:p text:style-name="P41">proteome</text:p>
          </table:table-cell>
          <table:table-cell table:style-name="Table4.F5" office:value-type="string">
            <text:p text:style-name="P41">18</text:p>
          </table:table-cell>
          <table:table-cell table:style-name="Table4.G13" office:value-type="string">
            <text:p text:style-name="P41">-0.1</text:p>
          </table:table-cell>
          <table:table-cell table:style-name="Table4.H5" office:value-type="string">
            <text:p text:style-name="P42">&lt;<text:span text:style-name="T5">0.001</text:span></text:p>
          </table:table-cell>
          <table:table-cell table:style-name="Table4.I5" office:value-type="string">
            <text:p text:style-name="P42"/>
          </table:table-cell>
        </table:table-row>
        <table:table-row table:style-name="Table4.1">
          <table:table-cell table:style-name="Table4.A13" office:value-type="string">
            <text:p text:style-name="P43">MCP1</text:p>
          </table:table-cell>
          <table:table-cell table:style-name="Table4.B6" office:value-type="string">
            <text:p text:style-name="P41">proteome</text:p>
          </table:table-cell>
          <table:table-cell table:style-name="Table4.C6" office:value-type="string">
            <text:p text:style-name="P41">29</text:p>
          </table:table-cell>
          <table:table-cell table:style-name="Table4.D13" office:value-type="string">
            <text:p text:style-name="P41">MB<text:span text:style-name="T93">z</text:span>P</text:p>
          </table:table-cell>
          <table:table-cell table:style-name="Table4.E6" office:value-type="string">
            <text:p text:style-name="P41">exposure</text:p>
          </table:table-cell>
          <table:table-cell table:style-name="Table4.F6" office:value-type="string">
            <text:p text:style-name="P41">38</text:p>
          </table:table-cell>
          <table:table-cell table:style-name="Table4.G13" office:value-type="string">
            <text:p text:style-name="P41">0.1</text:p>
          </table:table-cell>
          <table:table-cell table:style-name="Table4.H6" office:value-type="string">
            <text:p text:style-name="P42">&lt;<text:span text:style-name="T5">0.001</text:span></text:p>
          </table:table-cell>
          <table:table-cell table:style-name="Table4.I6" office:value-type="string">
            <text:p text:style-name="P42"/>
          </table:table-cell>
        </table:table-row>
        <table:table-row table:style-name="Table4.1">
          <table:table-cell table:style-name="Table4.A13" office:value-type="string">
            <text:p text:style-name="P43">cg00766289</text:p>
          </table:table-cell>
          <table:table-cell table:style-name="Table4.B7" office:value-type="string">
            <text:p text:style-name="P41">methylome</text:p>
          </table:table-cell>
          <table:table-cell table:style-name="Table4.C7" office:value-type="string">
            <text:p text:style-name="P41">25</text:p>
          </table:table-cell>
          <table:table-cell table:style-name="Table4.D13" office:value-type="string">
            <text:p text:style-name="P41">MEP</text:p>
          </table:table-cell>
          <table:table-cell table:style-name="Table4.E7" office:value-type="string">
            <text:p text:style-name="P41">exposure</text:p>
          </table:table-cell>
          <table:table-cell table:style-name="Table4.F7" office:value-type="string">
            <text:p text:style-name="P41">30</text:p>
          </table:table-cell>
          <table:table-cell table:style-name="Table4.G13" office:value-type="string">
            <text:p text:style-name="P41">-0.094</text:p>
          </table:table-cell>
          <table:table-cell table:style-name="Table4.H7" office:value-type="string">
            <text:p text:style-name="P42">&lt;<text:span text:style-name="T5">0.001</text:span></text:p>
          </table:table-cell>
          <table:table-cell table:style-name="Table4.I7" office:value-type="string">
            <text:p text:style-name="P42">TSPAN9</text:p>
          </table:table-cell>
        </table:table-row>
        <table:table-row table:style-name="Table4.1">
          <table:table-cell table:style-name="Table4.A2" table:number-columns-spanned="8" office:value-type="string">
            <text:p text:style-name="P6">Visit B</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3">cg08158662</text:p>
          </table:table-cell>
          <table:table-cell table:style-name="Table4.B9" office:value-type="string">
            <text:p text:style-name="P41">methylome</text:p>
          </table:table-cell>
          <table:table-cell table:style-name="Table4.C9" office:value-type="string">
            <text:p text:style-name="P41">32</text:p>
          </table:table-cell>
          <table:table-cell table:style-name="Table4.D13" office:value-type="string">
            <text:p text:style-name="P41">MEP</text:p>
          </table:table-cell>
          <table:table-cell table:style-name="Table4.E9" office:value-type="string">
            <text:p text:style-name="P41">exposure</text:p>
          </table:table-cell>
          <table:table-cell table:style-name="Table4.F9" office:value-type="string">
            <text:p text:style-name="P41">32</text:p>
          </table:table-cell>
          <table:table-cell table:style-name="Table4.G13" office:value-type="string">
            <text:p text:style-name="P41">-0.109</text:p>
          </table:table-cell>
          <table:table-cell table:style-name="Table4.H9" office:value-type="string">
            <text:p text:style-name="P42">&lt;<text:span text:style-name="T5">0.001</text:span></text:p>
          </table:table-cell>
          <table:table-cell table:style-name="Table4.I9" office:value-type="string">
            <text:p text:style-name="P42">-</text:p>
          </table:table-cell>
        </table:table-row>
        <table:table-row table:style-name="Table4.1">
          <table:table-cell table:style-name="Table4.A13" office:value-type="string">
            <text:p text:style-name="P43">cg22507960</text:p>
          </table:table-cell>
          <table:table-cell table:style-name="Table4.B10" office:value-type="string">
            <text:p text:style-name="P41">methylome</text:p>
          </table:table-cell>
          <table:table-cell table:style-name="Table4.C10" office:value-type="string">
            <text:p text:style-name="P41">17</text:p>
          </table:table-cell>
          <table:table-cell table:style-name="Table4.D13" office:value-type="string">
            <text:p text:style-name="P41">BPA</text:p>
          </table:table-cell>
          <table:table-cell table:style-name="Table4.E10" office:value-type="string">
            <text:p text:style-name="P41">exposure</text:p>
          </table:table-cell>
          <table:table-cell table:style-name="Table4.F10" office:value-type="string">
            <text:p text:style-name="P41">31</text:p>
          </table:table-cell>
          <table:table-cell table:style-name="Table4.G13" office:value-type="string">
            <text:p text:style-name="P41">-0.099</text:p>
          </table:table-cell>
          <table:table-cell table:style-name="Table4.H10" office:value-type="string">
            <text:p text:style-name="P42">&lt;<text:span text:style-name="T5">0.001</text:span></text:p>
          </table:table-cell>
          <table:table-cell table:style-name="Table4.I10" office:value-type="string">
            <text:p text:style-name="P42">TMEM167A;XRCC4</text:p>
          </table:table-cell>
        </table:table-row>
        <table:table-row table:style-name="Table4.1">
          <table:table-cell table:style-name="Table4.A13" office:value-type="string">
            <text:p text:style-name="P43">cg18628367</text:p>
          </table:table-cell>
          <table:table-cell table:style-name="Table4.B11" office:value-type="string">
            <text:p text:style-name="P41">methylome</text:p>
          </table:table-cell>
          <table:table-cell table:style-name="Table4.C11" office:value-type="string">
            <text:p text:style-name="P41">20</text:p>
          </table:table-cell>
          <table:table-cell table:style-name="Table4.D13" office:value-type="string">
            <text:p text:style-name="P41">DETP</text:p>
          </table:table-cell>
          <table:table-cell table:style-name="Table4.E11" office:value-type="string">
            <text:p text:style-name="P41">exposure</text:p>
          </table:table-cell>
          <table:table-cell table:style-name="Table4.F11" office:value-type="string">
            <text:p text:style-name="P41">38</text:p>
          </table:table-cell>
          <table:table-cell table:style-name="Table4.G13" office:value-type="string">
            <text:p text:style-name="P41">-0.096</text:p>
          </table:table-cell>
          <table:table-cell table:style-name="Table4.H11" office:value-type="string">
            <text:p text:style-name="P42">&lt;<text:span text:style-name="T5">0.001</text:span></text:p>
          </table:table-cell>
          <table:table-cell table:style-name="Table4.I11" office:value-type="string">
            <text:p text:style-name="P42">PTPRN2</text:p>
          </table:table-cell>
        </table:table-row>
        <table:table-row table:style-name="Table4.1">
          <table:table-cell table:style-name="Table4.A13" office:value-type="string">
            <text:p text:style-name="P43">MB<text:span text:style-name="T93">z</text:span>P</text:p>
          </table:table-cell>
          <table:table-cell table:style-name="Table4.B12" office:value-type="string">
            <text:p text:style-name="P41">exposure</text:p>
          </table:table-cell>
          <table:table-cell table:style-name="Table4.C12" office:value-type="string">
            <text:p text:style-name="P41">39</text:p>
          </table:table-cell>
          <table:table-cell table:style-name="Table4.D13" office:value-type="string">
            <text:p text:style-name="P41">Acetate</text:p>
          </table:table-cell>
          <table:table-cell table:style-name="Table4.E12" office:value-type="string">
            <text:p text:style-name="P41">urinary metabolome</text:p>
          </table:table-cell>
          <table:table-cell table:style-name="Table4.F12" office:value-type="string">
            <text:p text:style-name="P41">27</text:p>
          </table:table-cell>
          <table:table-cell table:style-name="Table4.G13" office:value-type="string">
            <text:p text:style-name="P41">0.093</text:p>
          </table:table-cell>
          <table:table-cell table:style-name="Table4.H12" office:value-type="string">
            <text:p text:style-name="P42">&lt;<text:span text:style-name="T5">0.001</text:span></text:p>
          </table:table-cell>
          <table:table-cell table:style-name="Table4.I12" office:value-type="string">
            <text:p text:style-name="P42"/>
          </table:table-cell>
        </table:table-row>
        <table:table-row table:style-name="Table4.1">
          <table:table-cell table:style-name="Table4.A13" office:value-type="string">
            <text:p text:style-name="P43">DETP</text:p>
          </table:table-cell>
          <table:table-cell table:style-name="Table4.B13" office:value-type="string">
            <text:p text:style-name="P41">exposure</text:p>
          </table:table-cell>
          <table:table-cell table:style-name="Table4.C13" office:value-type="string">
            <text:p text:style-name="P41">38</text:p>
          </table:table-cell>
          <table:table-cell table:style-name="Table4.D13" office:value-type="string">
            <text:p text:style-name="P41">cg26767081</text:p>
          </table:table-cell>
          <table:table-cell table:style-name="Table4.E13" office:value-type="string">
            <text:p text:style-name="P41">methylome</text:p>
          </table:table-cell>
          <table:table-cell table:style-name="Table4.F13" office:value-type="string">
            <text:p text:style-name="P41">32</text:p>
          </table:table-cell>
          <table:table-cell table:style-name="Table4.G13" office:value-type="string">
            <text:p text:style-name="P41">0.092</text:p>
          </table:table-cell>
          <table:table-cell table:style-name="Table4.H13" office:value-type="string">
            <text:p text:style-name="P42">&lt;<text:span text:style-name="T5">0.001</text:span></text:p>
          </table:table-cell>
          <table:table-cell table:style-name="Table4.I13" office:value-type="string">
            <text:p text:style-name="P42">-</text:p>
          </table:table-cell>
        </table:table-row>
      </table:table>
      <text:p text:style-name="P52"/>
      <text:p text:style-name="P64"><text:soft-page-break/>Table <text:span text:style-name="T91">6</text:span>: Table listing the mixed edges in the merged network, by chemical class and omic layer. Reported are the <text:span text:style-name="T5">visit</text:span>-specific partial correlations and q-values.</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61"><text:span text:style-name="T17">C</text:span><text:span text:style-name="T15">hemical class</text:span></text:p>
          </table:table-cell>
          <table:table-cell table:style-name="Table7.A1" office:value-type="string">
            <text:p text:style-name="P62"><text:span text:style-name="T17">C</text:span><text:span text:style-name="T15">hemical</text:span></text:p>
          </table:table-cell>
          <table:table-cell table:style-name="Table7.A1" office:value-type="string">
            <text:p text:style-name="P62"><text:span text:style-name="T17">O</text:span><text:span text:style-name="T15">mic layer</text:span></text:p>
          </table:table-cell>
          <table:table-cell table:style-name="Table7.A1" office:value-type="string">
            <text:p text:style-name="P62"><text:span text:style-name="T17">O</text:span><text:span text:style-name="T15">mic feature</text:span></text:p>
          </table:table-cell>
          <table:table-cell table:style-name="Table7.A1" office:value-type="string">
            <text:p text:style-name="P62"><text:span text:style-name="T15">pcor</text:span><text:span text:style-name="T21">A</text:span></text:p>
          </table:table-cell>
          <table:table-cell table:style-name="Table7.A1" office:value-type="string">
            <text:p text:style-name="P62"><text:span text:style-name="T15">pcor</text:span><text:span text:style-name="T21">B</text:span></text:p>
          </table:table-cell>
          <table:table-cell table:style-name="Table7.A1" office:value-type="string">
            <text:p text:style-name="P62"><text:span text:style-name="T15">qval</text:span><text:span text:style-name="T21">A</text:span></text:p>
          </table:table-cell>
          <table:table-cell table:style-name="Table7.A1" office:value-type="string">
            <text:p text:style-name="P62"><text:span text:style-name="T15">qval</text:span><text:span text:style-name="T21">B</text:span></text:p>
          </table:table-cell>
        </table:table-row>
        <table:table-row table:style-name="Table7.1">
          <table:table-cell table:style-name="Table7.A2" table:number-rows-spanned="4" office:value-type="string">
            <text:p text:style-name="P49"><text:span text:style-name="T15">OP pesticide metabolite</text:span><text:span text:style-name="T18">s</text:span></text:p>
          </table:table-cell>
          <table:table-cell table:style-name="Table7.A2" table:number-rows-spanned="4" office:value-type="string">
            <text:p text:style-name="P41">DEP</text:p>
          </table:table-cell>
          <table:table-cell table:style-name="Table7.A2" office:value-type="string">
            <text:p text:style-name="P41">Methylome</text:p>
          </table:table-cell>
          <table:table-cell table:style-name="Table7.A2" office:value-type="string">
            <text:p text:style-name="P41">cg21873275</text:p>
          </table:table-cell>
          <table:table-cell table:style-name="Table7.A2" office:value-type="string">
            <text:p text:style-name="P41">0.076</text:p>
          </table:table-cell>
          <table:table-cell table:style-name="Table7.A2" office:value-type="string">
            <text:p text:style-name="P41">0.053</text:p>
          </table:table-cell>
          <table:table-cell table:style-name="Table7.A2" office:value-type="string">
            <text:p text:style-name="P41">0.001</text:p>
          </table:table-cell>
          <table:table-cell table:style-name="Table7.A2" office:value-type="string">
            <text:p text:style-name="P41">0.047</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GCSF</text:p>
          </table:table-cell>
          <table:table-cell table:style-name="Table7.A2" office:value-type="string">
            <text:p text:style-name="P41">0.084</text:p>
          </table:table-cell>
          <table:table-cell table:style-name="Table7.A2" office:value-type="string">
            <text:p text:style-name="P41">0.08</text:p>
          </table:table-cell>
          <table:table-cell table:style-name="Table7.A2" office:value-type="string">
            <text:p text:style-name="P47"><text:span text:style-name="T15">&lt;</text:span><text:span text:style-name="T16">0.001</text:span></text:p>
          </table:table-cell>
          <table:table-cell table:style-name="Table7.A2" office:value-type="string">
            <text:p text:style-name="P48"><text:span text:style-name="T15">&lt;</text:span><text:span text:style-name="T16">0.001</text:span></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1</text:p>
          </table:table-cell>
          <table:table-cell table:style-name="Table7.A2" office:value-type="string">
            <text:p text:style-name="P41">0.053</text:p>
          </table:table-cell>
          <table:table-cell table:style-name="Table7.A2" office:value-type="string">
            <text:p text:style-name="P41">0.074</text:p>
          </table:table-cell>
          <table:table-cell table:style-name="Table7.A2" office:value-type="string">
            <text:p text:style-name="P41">0.05</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methylpicolinic acid</text:p>
          </table:table-cell>
          <table:table-cell table:style-name="Table7.A2" office:value-type="string">
            <text:p text:style-name="P41">0.062</text:p>
          </table:table-cell>
          <table:table-cell table:style-name="Table7.A2" office:value-type="string">
            <text:p text:style-name="P41">0.083</text:p>
          </table:table-cell>
          <table:table-cell table:style-name="Table7.A2" office:value-type="string">
            <text:p text:style-name="P41">0.017</text:p>
          </table:table-cell>
          <table:table-cell table:style-name="Table7.A2" office:value-type="string">
            <text:p text:style-name="P48"><text:span text:style-name="T15">&lt;</text:span><text:span text:style-name="T16">0.001</text:span></text:p>
          </table:table-cell>
        </table:table-row>
        <table:table-row table:style-name="Table7.1">
          <table:table-cell table:style-name="Table7.A2" table:number-rows-spanned="12" office:value-type="string">
            <text:p text:style-name="P49"><text:span text:style-name="T15">Phenol</text:span><text:span text:style-name="T18">s</text:span></text:p>
          </table:table-cell>
          <table:table-cell table:style-name="Table7.A2" table:number-rows-spanned="3" office:value-type="string">
            <text:p text:style-name="P41">ETPA</text:p>
          </table:table-cell>
          <table:table-cell table:style-name="Table7.A2" table:number-rows-spanned="3" office:value-type="string">
            <text:p text:style-name="P41">Methylome</text:p>
          </table:table-cell>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56</text:p>
          </table:table-cell>
          <table:table-cell table:style-name="Table7.A2" office:value-type="string">
            <text:p text:style-name="P41">0.069</text:p>
          </table:table-cell>
          <table:table-cell table:style-name="Table7.A2" office:value-type="string">
            <text:p text:style-name="P41">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14242246</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1</text:p>
          </table:table-cell>
          <table:table-cell table:style-name="Table7.A2" office:value-type="string">
            <text:p text:style-name="P41">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4891846</text:p>
          </table:table-cell>
          <table:table-cell table:style-name="Table7.A2" office:value-type="string">
            <text:p text:style-name="P41">0.063</text:p>
          </table:table-cell>
          <table:table-cell table:style-name="Table7.A2" office:value-type="string">
            <text:p text:style-name="P41">0.05</text:p>
          </table:table-cell>
          <table:table-cell table:style-name="Table7.A2" office:value-type="string">
            <text:p text:style-name="P41">0.014</text:p>
          </table:table-cell>
          <table:table-cell table:style-name="Table7.A2" office:value-type="string">
            <text:p text:style-name="P41">0.066</text:p>
          </table:table-cell>
        </table:table-row>
        <table:table-row table:style-name="Table7.1">
          <table:covered-table-cell table:style-name="Table7.A2"/>
          <table:table-cell table:style-name="Table7.A2" table:number-rows-spanned="3" office:value-type="string">
            <text:p text:style-name="P41">BUPA</text:p>
          </table:table-cell>
          <table:table-cell table:style-name="Table7.A2" table:number-rows-spanned="3" office:value-type="string">
            <text:p text:style-name="P41">Methylome</text:p>
          </table:table-cell>
          <table:table-cell table:style-name="Table7.A2" office:value-type="string">
            <text:p text:style-name="P41">cg03060555</text:p>
          </table:table-cell>
          <table:table-cell table:style-name="Table7.A2" office:value-type="string">
            <text:p text:style-name="P41">0.069</text:p>
          </table:table-cell>
          <table:table-cell table:style-name="Table7.A2" office:value-type="string">
            <text:p text:style-name="P41">0.082</text:p>
          </table:table-cell>
          <table:table-cell table:style-name="Table7.A2" office:value-type="string">
            <text:p text:style-name="P41">0.005</text:p>
          </table:table-cell>
          <table:table-cell table:style-name="Table7.A2" office:value-type="string">
            <text:p text:style-name="P48"><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66</text:p>
          </table:table-cell>
          <table:table-cell table:style-name="Table7.A2" office:value-type="string">
            <text:p text:style-name="P41">0.069</text:p>
          </table:table-cell>
          <table:table-cell table:style-name="Table7.A2" office:value-type="string">
            <text:p text:style-name="P41">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0320656</text:p>
          </table:table-cell>
          <table:table-cell table:style-name="Table7.A2" office:value-type="string">
            <text:p text:style-name="P41">0.063</text:p>
          </table:table-cell>
          <table:table-cell table:style-name="Table7.A2" office:value-type="string">
            <text:p text:style-name="P41">0.052</text:p>
          </table:table-cell>
          <table:table-cell table:style-name="Table7.A2" office:value-type="string">
            <text:p text:style-name="P41">0.015</text:p>
          </table:table-cell>
          <table:table-cell table:style-name="Table7.A2" office:value-type="string">
            <text:p text:style-name="P41">0.054</text:p>
          </table:table-cell>
        </table:table-row>
        <table:table-row table:style-name="Table7.1">
          <table:covered-table-cell table:style-name="Table7.A2"/>
          <table:table-cell table:style-name="Table7.A2" table:number-rows-spanned="2" office:value-type="string">
            <text:p text:style-name="P41">OXBE</text:p>
          </table:table-cell>
          <table:table-cell table:style-name="Table7.A2" office:value-type="string">
            <text:p text:style-name="P41">Methylome</text:p>
          </table:table-cell>
          <table:table-cell table:style-name="Table7.A2" office:value-type="string">
            <text:p text:style-name="P41">cg27466129</text:p>
          </table:table-cell>
          <table:table-cell table:style-name="Table7.A2" office:value-type="string">
            <text:p text:style-name="P41">-0.089</text:p>
          </table:table-cell>
          <table:table-cell table:style-name="Table7.A2" office:value-type="string">
            <text:p text:style-name="P41">-0.051</text:p>
          </table:table-cell>
          <table:table-cell table:style-name="Table7.A2" office:value-type="string">
            <text:p text:style-name="P48"><text:span text:style-name="T15">&lt;</text:span><text:span text:style-name="T16">0.001</text:span></text:p>
          </table:table-cell>
          <table:table-cell table:style-name="Table7.A2" office:value-type="string">
            <text:p text:style-name="P41">0.06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Dimethylamine</text:p>
          </table:table-cell>
          <table:table-cell table:style-name="Table7.A2" office:value-type="string">
            <text:p text:style-name="P41">-0.071</text:p>
          </table:table-cell>
          <table:table-cell table:style-name="Table7.A2" office:value-type="string">
            <text:p text:style-name="P41">-0.074</text:p>
          </table:table-cell>
          <table:table-cell table:style-name="Table7.A2" office:value-type="string">
            <text:p text:style-name="P41">0.003</text:p>
          </table:table-cell>
          <table:table-cell table:style-name="Table7.A2" office:value-type="string">
            <text:p text:style-name="P41">0.001</text:p>
          </table:table-cell>
        </table:table-row>
        <table:table-row table:style-name="Table7.1">
          <table:covered-table-cell table:style-name="Table7.A2"/>
          <table:table-cell table:style-name="Table7.A2" table:number-rows-spanned="4" office:value-type="string">
            <text:p text:style-name="P41">TRCS</text:p>
          </table:table-cell>
          <table:table-cell table:style-name="Table7.A2" table:number-rows-spanned="2" office:value-type="string">
            <text:p text:style-name="P41">Methylome</text:p>
          </table:table-cell>
          <table:table-cell table:style-name="Table7.A2" office:value-type="string">
            <text:p text:style-name="P41">cg10072921</text:p>
          </table:table-cell>
          <table:table-cell table:style-name="Table7.A2" office:value-type="string">
            <text:p text:style-name="P41">0.072</text:p>
          </table:table-cell>
          <table:table-cell table:style-name="Table7.A2" office:value-type="string">
            <text:p text:style-name="P41">0.089</text:p>
          </table:table-cell>
          <table:table-cell table:style-name="Table7.A2" office:value-type="string">
            <text:p text:style-name="P41">0.003</text:p>
          </table:table-cell>
          <table:table-cell table:style-name="Table7.A2" office:value-type="string">
            <text:p text:style-name="P48"><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5408086</text:p>
          </table:table-cell>
          <table:table-cell table:style-name="Table7.A2" office:value-type="string">
            <text:p text:style-name="P41">0.065</text:p>
          </table:table-cell>
          <table:table-cell table:style-name="Table7.A2" office:value-type="string">
            <text:p text:style-name="P41">0.054</text:p>
          </table:table-cell>
          <table:table-cell table:style-name="Table7.A2" office:value-type="string">
            <text:p text:style-name="P41">0.01</text:p>
          </table:table-cell>
          <table:table-cell table:style-name="Table7.A2" office:value-type="string">
            <text:p text:style-name="P41">0.039</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Leptin</text:p>
          </table:table-cell>
          <table:table-cell table:style-name="Table7.A2" office:value-type="string">
            <text:p text:style-name="P41">-0.072</text:p>
          </table:table-cell>
          <table:table-cell table:style-name="Table7.A2" office:value-type="string">
            <text:p text:style-name="P41">-0.059</text:p>
          </table:table-cell>
          <table:table-cell table:style-name="Table7.A2" office:value-type="string">
            <text:p text:style-name="P41">0.003</text:p>
          </table:table-cell>
          <table:table-cell table:style-name="Table7.A2" office:value-type="string">
            <text:p text:style-name="P41">0.02</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5</text:p>
          </table:table-cell>
          <table:table-cell table:style-name="Table7.A2" office:value-type="string">
            <text:p text:style-name="P41">-0.054</text:p>
          </table:table-cell>
          <table:table-cell table:style-name="Table7.A2" office:value-type="string">
            <text:p text:style-name="P41">0.049</text:p>
          </table:table-cell>
          <table:table-cell table:style-name="Table7.A2" office:value-type="string">
            <text:p text:style-name="P41">0.042</text:p>
          </table:table-cell>
        </table:table-row>
        <table:table-row table:style-name="Table7.1">
          <table:table-cell table:style-name="Table7.A2" table:number-rows-spanned="7" office:value-type="string">
            <text:p text:style-name="P49"><text:span text:style-name="T15">Phthalate metabolite</text:span><text:span text:style-name="T19">s</text:span></text:p>
          </table:table-cell>
          <table:table-cell table:style-name="Table7.A2" table:number-rows-spanned="2" office:value-type="string">
            <text:p text:style-name="P41">MB<text:span text:style-name="T93">z</text:span>P</text:p>
          </table:table-cell>
          <table:table-cell table:style-name="Table7.A2" office:value-type="string">
            <text:p text:style-name="P41">Proteome</text:p>
          </table:table-cell>
          <table:table-cell table:style-name="Table7.A2" office:value-type="string">
            <text:p text:style-name="P41">EGF</text:p>
          </table:table-cell>
          <table:table-cell table:style-name="Table7.A2" office:value-type="string">
            <text:p text:style-name="P41">0.062</text:p>
          </table:table-cell>
          <table:table-cell table:style-name="Table7.A2" office:value-type="string">
            <text:p text:style-name="P41">0.058</text:p>
          </table:table-cell>
          <table:table-cell table:style-name="Table7.A2" office:value-type="string">
            <text:p text:style-name="P41">0.016</text:p>
          </table:table-cell>
          <table:table-cell table:style-name="Table7.A2" office:value-type="string">
            <text:p text:style-name="P41">0.02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acetyl neuraminic acid</text:p>
          </table:table-cell>
          <table:table-cell table:style-name="Table7.A2" office:value-type="string">
            <text:p text:style-name="P41">0.072</text:p>
          </table:table-cell>
          <table:table-cell table:style-name="Table7.A2" office:value-type="string">
            <text:p text:style-name="P41">0.057</text:p>
          </table:table-cell>
          <table:table-cell table:style-name="Table7.A2" office:value-type="string">
            <text:p text:style-name="P41">0.003</text:p>
          </table:table-cell>
          <table:table-cell table:style-name="Table7.A2" office:value-type="string">
            <text:p text:style-name="P41">0.024</text:p>
          </table:table-cell>
        </table:table-row>
        <table:table-row table:style-name="Table7.1">
          <table:covered-table-cell table:style-name="Table7.A2"/>
          <table:table-cell table:style-name="Table7.A2" table:number-rows-spanned="2" office:value-type="string">
            <text:p text:style-name="P41">MEHP</text:p>
          </table:table-cell>
          <table:table-cell table:style-name="Table7.A2" office:value-type="string">
            <text:p text:style-name="P41">Methylome</text:p>
          </table:table-cell>
          <table:table-cell table:style-name="Table7.A2" office:value-type="string">
            <text:p text:style-name="P41">cg20080548</text:p>
          </table:table-cell>
          <table:table-cell table:style-name="Table7.A2" office:value-type="string">
            <text:p text:style-name="P41">-0.057</text:p>
          </table:table-cell>
          <table:table-cell table:style-name="Table7.A2" office:value-type="string">
            <text:p text:style-name="P41">-0.066</text:p>
          </table:table-cell>
          <table:table-cell table:style-name="Table7.A2" office:value-type="string">
            <text:p text:style-name="P41">0.037</text:p>
          </table:table-cell>
          <table:table-cell table:style-name="Table7.A2" office:value-type="string">
            <text:p text:style-name="P41">0.007</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Acetate</text:p>
          </table:table-cell>
          <table:table-cell table:style-name="Table7.A2" office:value-type="string">
            <text:p text:style-name="P41">-0.063</text:p>
          </table:table-cell>
          <table:table-cell table:style-name="Table7.A2" office:value-type="string">
            <text:p text:style-name="P41">-0.057</text:p>
          </table:table-cell>
          <table:table-cell table:style-name="Table7.A2" office:value-type="string">
            <text:p text:style-name="P41">0.013</text:p>
          </table:table-cell>
          <table:table-cell table:style-name="Table7.A2" office:value-type="string">
            <text:p text:style-name="P41">0.028</text:p>
          </table:table-cell>
        </table:table-row>
        <table:table-row table:style-name="Table7.1">
          <table:covered-table-cell table:style-name="Table7.A2"/>
          <table:table-cell table:style-name="Table7.A2" office:value-type="string">
            <text:p text:style-name="P41"><text:span text:style-name="T93">oh</text:span>-M<text:span text:style-name="T93">i</text:span>NP</text:p>
          </table:table-cell>
          <table:table-cell table:style-name="Table7.A2" office:value-type="string">
            <text:p text:style-name="P41">Serum metabolome</text:p>
          </table:table-cell>
          <table:table-cell table:style-name="Table7.A2" office:value-type="string">
            <text:p text:style-name="P41">Kynurenine</text:p>
          </table:table-cell>
          <table:table-cell table:style-name="Table7.A2" office:value-type="string">
            <text:p text:style-name="P41">-0.051</text:p>
          </table:table-cell>
          <table:table-cell table:style-name="Table7.A2" office:value-type="string">
            <text:p text:style-name="P41">-0.06</text:p>
          </table:table-cell>
          <table:table-cell table:style-name="Table7.A2" office:value-type="string">
            <text:p text:style-name="P41">0.074</text:p>
          </table:table-cell>
          <table:table-cell table:style-name="Table7.A2" office:value-type="string">
            <text:p text:style-name="P41">0.016</text:p>
          </table:table-cell>
        </table:table-row>
        <table:table-row table:style-name="Table7.1">
          <table:covered-table-cell table:style-name="Table7.A2"/>
          <table:table-cell table:style-name="Table7.A2" office:value-type="string">
            <text:p text:style-name="P41"><text:span text:style-name="T93">oxo</text:span>-M<text:span text:style-name="T93">i</text:span>NP</text:p>
          </table:table-cell>
          <table:table-cell table:style-name="Table7.A2" office:value-type="string">
            <text:p text:style-name="P41">Urinary metabolome</text:p>
          </table:table-cell>
          <table:table-cell table:style-name="Table7.A2" office:value-type="string">
            <text:p text:style-name="P41">5-oxoproline</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3</text:p>
          </table:table-cell>
          <table:table-cell table:style-name="Table7.A2" office:value-type="string">
            <text:p text:style-name="P41">0.031</text:p>
          </table:table-cell>
        </table:table-row>
        <table:table-row table:style-name="Table7.1">
          <table:covered-table-cell table:style-name="Table7.A2"/>
          <table:table-cell table:style-name="Table7.A2" office:value-type="string">
            <text:p text:style-name="P41">M<text:span text:style-name="T93">i</text:span>BP</text:p>
          </table:table-cell>
          <table:table-cell table:style-name="Table7.A2" office:value-type="string">
            <text:p text:style-name="P41">Urinary <text:soft-page-break/>metabolome</text:p>
          </table:table-cell>
          <table:table-cell table:style-name="Table7.A2" office:value-type="string">
            <text:p text:style-name="P41">Scyllo-inositol</text:p>
          </table:table-cell>
          <table:table-cell table:style-name="Table7.A2" office:value-type="string">
            <text:p text:style-name="P41">-0.051</text:p>
          </table:table-cell>
          <table:table-cell table:style-name="Table7.A2" office:value-type="string">
            <text:p text:style-name="P41">-0.077</text:p>
          </table:table-cell>
          <table:table-cell table:style-name="Table7.A2" office:value-type="string">
            <text:p text:style-name="P41">0.081</text:p>
          </table:table-cell>
          <table:table-cell table:style-name="Table7.A2" office:value-type="string">
            <text:p text:style-name="P41">0.001</text:p>
          </table:table-cell>
        </table:table-row>
      </table:table>
      <text:p text:style-name="P52"/>
      <text:p text:style-name="P78"><text:span text:style-name="T78">Table </text:span><text:span text:style-name="T79">7</text:span><text:span text:style-name="T78">: Biological interpretation and literature review of the mixed associations </text:span><text:span text:style-name="T80">in</text:span><text:span text:style-name="T78"> the merged network. </text:span><text:span text:style-name="T86">*</text:span><text:span text:style-name="T81">Retrieved from PubChem </text:span><text:span text:style-name="T85">(“Associated Disorders and Diseases”)</text:span><text:span text:style-name="T81"> </text:span><text:reference-mark-start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47">1</text:span><text:reference-mark-end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81">. </text:span><text:span text:style-name="T87">**</text:span><text:span text:style-name="T81">Retrieved from the EWAS Atlas </text:span><text:reference-mark-start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47">2</text:span><text:reference-mark-end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81">. </text:span><text:span text:style-name="T83">† </text:span><text:span text:style-name="T88">In vitro</text:span><text:span text:style-name="T83"> / </text:span><text:span text:style-name="T88">In Vivo</text:span><text:span text:style-name="T83">.</text:span><text:span text:style-name="T82"> </text:span><text:span text:style-name="T83">‡ Human study. ***</text:span><text:span text:style-name="T84">PubMed search.</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4"><text:span text:style-name="T23">C</text:span>hemical class</text:p>
          </table:table-cell>
          <table:table-cell table:style-name="Table11.A1" office:value-type="string">
            <text:p text:style-name="P13">Compound</text:p>
          </table:table-cell>
          <table:table-cell table:style-name="Table11.A1" office:value-type="string">
            <text:p text:style-name="P15"><text:span text:style-name="T23">O</text:span>mic layer</text:p>
          </table:table-cell>
          <table:table-cell table:style-name="Table11.A1" office:value-type="string">
            <text:p text:style-name="P15"><text:span text:style-name="T23">O</text:span>mic feature</text:p>
          </table:table-cell>
          <table:table-cell table:style-name="Table11.E1" office:value-type="string">
            <text:p text:style-name="P15"><text:span text:style-name="T23">G</text:span>enes</text:p>
          </table:table-cell>
          <table:table-cell table:style-name="Table11.A1" table:number-columns-spanned="3" office:value-type="string">
            <text:p text:style-name="P17">Biological interpretation</text:p>
          </table:table-cell>
          <table:covered-table-cell/>
          <table:covered-table-cell/>
        </table:table-row>
        <table:table-row table:style-name="Table11.1">
          <table:table-cell table:style-name="Table11.A2" table:number-columns-spanned="5" office:value-type="string">
            <text:p text:style-name="P37"/>
          </table:table-cell>
          <table:covered-table-cell/>
          <table:covered-table-cell/>
          <table:covered-table-cell/>
          <table:covered-table-cell/>
          <table:table-cell table:style-name="Table11.A2" office:value-type="string">
            <text:p text:style-name="P16">Literature overlap</text:p>
          </table:table-cell>
          <table:table-cell table:style-name="Table11.A2" office:value-type="string">
            <text:p text:style-name="P16"><text:span text:style-name="T94">Adverse health effects</text:span>* (compound)</text:p>
          </table:table-cell>
          <table:table-cell table:style-name="Table11.H2" office:value-type="string">
            <text:p text:style-name="P16"><text:span text:style-name="T90">Traits**</text:span> (<text:span text:style-name="T50">CpGs</text:span>)</text:p>
          </table:table-cell>
        </table:table-row>
        <table:table-row table:style-name="Table11.1">
          <table:table-cell table:style-name="Table11.H2" table:number-rows-spanned="4" office:value-type="string">
            <text:p text:style-name="P18">OP pesticide metabolite<text:span text:style-name="T24">s</text:span></text:p>
          </table:table-cell>
          <table:table-cell table:style-name="Table11.H2" table:number-rows-spanned="4" office:value-type="string">
            <text:p text:style-name="P19">DEP</text:p>
          </table:table-cell>
          <table:table-cell table:style-name="Table11.H2" office:value-type="string">
            <text:p text:style-name="P19">Methylome</text:p>
          </table:table-cell>
          <table:table-cell table:style-name="Table11.H2" office:value-type="string">
            <text:p text:style-name="P19">cg21873275</text:p>
          </table:table-cell>
          <table:table-cell table:style-name="Table11.A2" office:value-type="string">
            <text:p text:style-name="P72"><text:span text:style-name="T26">N</text:span><text:span text:style-name="T25">BPF25P </text:span><text:reference-mark-start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span text:style-name="T27">3</text:span><text:reference-mark-end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p>
          </table:table-cell>
          <table:table-cell table:style-name="Table11.A2" office:value-type="string">
            <text:p text:style-name="P31"/>
          </table:table-cell>
          <table:table-cell table:style-name="Table11.A2" table:number-rows-spanned="4" office:value-type="string">
            <text:p text:style-name="Standard"><text:span text:style-name="T52">Hyperthyroidism </text:span><text:reference-mark-start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29">4</text:span><text:reference-mark-end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52">; Prenatal </text:span><text:span text:style-name="T68">e</text:span><text:span text:style-name="T52">xposure </text:span><text:span text:style-name="T68">d</text:span><text:span text:style-name="T52">elayed </text:span><text:span text:style-name="T68">e</text:span><text:span text:style-name="T52">ffects </text:span><text:span text:style-name="T68">and a</text:span><text:span text:style-name="T52">bnormal </text:span><text:span text:style-name="T68">r</text:span><text:span text:style-name="T52">eflex </text:span><text:reference-mark-start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29">5</text:span><text:reference-mark-end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52">; Respiratory </text:span><text:span text:style-name="T68">t</text:span><text:span text:style-name="T52">ract </text:span><text:span text:style-name="T68">d</text:span><text:span text:style-name="T52">iseases </text:span><text:reference-mark-start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span text:style-name="T29">6</text:span><text:reference-mark-end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p>
          </table:table-cell>
          <table:table-cell table:style-name="Table11.H2" office:value-type="string">
            <text:p text:style-name="P20">-</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H2" office:value-type="string">
            <text:p text:style-name="P19">GCSF</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3"><text:span text:style-name="T54">[Exposure to </text:span><text:span text:style-name="T67">pesticides </text:span><text:span text:style-name="T54">linked to changes in the serotonergic system </text:span><text:span text:style-name="T77">†</text:span><text:span text:style-name="T54">] </text:span><text:reference-mark-start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span text:style-name="T31">7</text:span><text:span text:style-name="T28">–9</text:span><text:reference-mark-end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N-methylpicolinic acid <text:span text:style-name="T94">(Homarine)</text:span></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table-cell table:style-name="Table11.H2" table:number-rows-spanned="12" office:value-type="string">
            <text:p text:style-name="P18">Phenol<text:span text:style-name="T24">s</text:span></text:p>
          </table:table-cell>
          <table:table-cell table:style-name="Table11.H2" table:number-rows-spanned="3" office:value-type="string">
            <text:p text:style-name="P19">ETPA</text:p>
          </table:table-cell>
          <table:table-cell table:style-name="Table11.H2" table:number-rows-spanned="3" office:value-type="string">
            <text:p text:style-name="P19">Methylome</text:p>
          </table:table-cell>
          <table:table-cell table:style-name="Table11.H2" office:value-type="string">
            <text:p text:style-name="P19">cg04320635</text:p>
          </table:table-cell>
          <table:table-cell table:style-name="Table11.A2" office:value-type="string">
            <text:p text:style-name="P19">GSE1;RP11-118F19.1 </text:p>
          </table:table-cell>
          <table:table-cell table:style-name="Table11.A2" office:value-type="string">
            <text:p text:style-name="P32"/>
          </table:table-cell>
          <table:table-cell table:style-name="Table11.A2" table:number-rows-spanned="3" office:value-type="string">
            <text:p text:style-name="Standard"><text:span text:style-name="T69">Infertility </text:span><text:reference-mark-start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span text:style-name="T39">10</text:span><text:reference-mark-end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p>
          </table:table-cell>
          <table:table-cell table:style-name="Table11.H2" office:value-type="string">
            <text:p text:style-name="P34">Smoking; <text:span text:style-name="T89">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14242246</text:p>
          </table:table-cell>
          <table:table-cell table:style-name="Table11.A2" office:value-type="string">
            <text:p text:style-name="P19">C2orf28;SLC5A6</text:p>
          </table:table-cell>
          <table:table-cell table:style-name="Table11.A2" office:value-type="string">
            <text:p text:style-name="P32"/>
          </table:table-cell>
          <table:covered-table-cell table:style-name="Table11.A2"/>
          <table:table-cell table:style-name="Table11.H2" office:value-type="string">
            <text:p text:style-name="P33"><text:span text:style-name="T90">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9">cg24891846</text:p>
          </table:table-cell>
          <table:table-cell table:style-name="Table11.A2" office:value-type="string">
            <text:p text:style-name="P19">CACNA1A</text:p>
          </table:table-cell>
          <table:table-cell table:style-name="Table11.A2" office:value-type="string">
            <text:p text:style-name="P32"/>
          </table:table-cell>
          <table:covered-table-cell table:style-name="Table11.A2"/>
          <table:table-cell table:style-name="Table11.H2" office:value-type="string">
            <text:p text:style-name="P36">Food allergy; Obesity; Adenoma</text:p>
          </table:table-cell>
        </table:table-row>
        <table:table-row table:style-name="Table11.1">
          <table:covered-table-cell table:style-name="Table11.H2"/>
          <table:table-cell table:style-name="Table11.H2" table:number-rows-spanned="3" office:value-type="string">
            <text:p text:style-name="P19">BUPA</text:p>
          </table:table-cell>
          <table:table-cell table:style-name="Table11.H2" table:number-rows-spanned="3" office:value-type="string">
            <text:p text:style-name="P19">Methylome</text:p>
          </table:table-cell>
          <table:table-cell table:style-name="Table11.H2" office:value-type="string">
            <text:p text:style-name="P19">cg03060555</text:p>
          </table:table-cell>
          <table:table-cell table:style-name="Table11.A2" office:value-type="string">
            <text:p text:style-name="P19">ZBTB38</text:p>
          </table:table-cell>
          <table:table-cell table:style-name="Table11.A2" office:value-type="string">
            <text:p text:style-name="P32"/>
          </table:table-cell>
          <table:table-cell table:style-name="Table11.A2" table:number-rows-spanned="3" office:value-type="string">
            <text:p text:style-name="P74"><text:span text:style-name="T61">Prostatic and testicular diseases </text:span><text:reference-mark-start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34">11</text:span><text:reference-mark-end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61">; Weight loss </text:span><text:reference-mark-start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span text:style-name="T34">12</text:span><text:reference-mark-end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p>
          </table:table-cell>
          <table:table-cell table:style-name="Table11.H2" office:value-type="string">
            <text:p text:style-name="P36">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04320635</text:p>
          </table:table-cell>
          <table:table-cell table:style-name="Table11.A2" office:value-type="string">
            <text:p text:style-name="P19">GSE1;RP11-118F19.1</text:p>
          </table:table-cell>
          <table:table-cell table:style-name="Table11.A2" office:value-type="string">
            <text:p text:style-name="P32"/>
          </table:table-cell>
          <table:covered-table-cell table:style-name="Table11.A2"/>
          <table:table-cell table:style-name="Table11.H2" office:value-type="string">
            <text:p text:style-name="P35">Smoking; <text:span text:style-name="T89">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0320656</text:p>
          </table:table-cell>
          <table:table-cell table:style-name="Table11.A2" office:value-type="string">
            <text:p text:style-name="P19">LETMD1</text:p>
          </table:table-cell>
          <table:table-cell table:style-name="Table11.A2" office:value-type="string">
            <text:p text:style-name="P32"/>
          </table:table-cell>
          <table:covered-table-cell table:style-name="Table11.A2"/>
          <table:table-cell table:style-name="Table11.H2" office:value-type="string">
            <text:p text:style-name="P32"><text:span text:style-name="T90">S</text:span>ystemic lupus erythematosus; <text:span text:style-name="T90">Atopy</text:span></text:p>
          </table:table-cell>
        </table:table-row>
        <table:table-row table:style-name="Table11.1">
          <table:covered-table-cell table:style-name="Table11.H2"/>
          <table:table-cell table:style-name="Table11.H2" table:number-rows-spanned="2" office:value-type="string">
            <text:p text:style-name="P19">OXBE</text:p>
          </table:table-cell>
          <table:table-cell table:style-name="Table11.H2" office:value-type="string">
            <text:p text:style-name="P19">Methylome</text:p>
          </table:table-cell>
          <table:table-cell table:style-name="Table11.H2" office:value-type="string">
            <text:p text:style-name="P19">cg27466129</text:p>
          </table:table-cell>
          <table:table-cell table:style-name="Table11.A2" office:value-type="string">
            <text:p text:style-name="P19">KIAA0513</text:p>
          </table:table-cell>
          <table:table-cell table:style-name="Table11.A2" office:value-type="string">
            <text:p text:style-name="Standard"><text:span text:style-name="T76">[Neurological disorders </text:span><text:span text:style-name="T77">† ‡</text:span><text:span text:style-name="T76">] </text:span><text:reference-mark-start text:name="ZOTERO_ITEM CSL_CITATION {&quot;citationID&quot;:&quot;Cgzfkxvi&quot;,&quot;properties&quot;:{&quot;formattedCitation&quot;:&quot;\\super 13,14\\nosupersub{}&quot;,&quot;plainCitation&quot;:&quot;13,14&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TYWo7w9b3t"/><text:span text:style-name="T46">13,14</text:span><text:reference-mark-end text:name="ZOTERO_ITEM CSL_CITATION {&quot;citationID&quot;:&quot;Cgzfkxvi&quot;,&quot;properties&quot;:{&quot;formattedCitation&quot;:&quot;\\super 13,14\\nosupersub{}&quot;,&quot;plainCitation&quot;:&quot;13,14&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TYWo7w9b3t"/></text:p>
          </table:table-cell>
          <table:table-cell table:style-name="Table11.A2" table:number-rows-spanned="2" office:value-type="string">
            <text:p text:style-name="P76"><text:span text:style-name="T52">Birth </text:span><text:span text:style-name="T70">w</text:span><text:span text:style-name="T52">eight </text:span><text:reference-mark-start text:name="ZOTERO_ITEM CSL_CITATION {&quot;citationID&quot;:&quot;07OlfxEQ&quot;,&quot;properties&quot;:{&quot;formattedCitation&quot;:&quot;\\super 15\\nosupersub{}&quot;,&quot;plainCitation&quot;:&quot;15&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FnrkEnIdaO"/><text:span text:style-name="T29">15</text:span><text:reference-mark-end text:name="ZOTERO_ITEM CSL_CITATION {&quot;citationID&quot;:&quot;07OlfxEQ&quot;,&quot;properties&quot;:{&quot;formattedCitation&quot;:&quot;\\super 15\\nosupersub{}&quot;,&quot;plainCitation&quot;:&quot;15&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FnrkEnIdaO"/><text:span text:style-name="T52">; Prenatal </text:span><text:span text:style-name="T70">e</text:span><text:span text:style-name="T52">xposure </text:span><text:span text:style-name="T70">d</text:span><text:span text:style-name="T52">elayed </text:span><text:span text:style-name="T70">e</text:span><text:span text:style-name="T52">ffects </text:span><text:reference-mark-start text:name="ZOTERO_ITEM CSL_CITATION {&quot;citationID&quot;:&quot;8iKcfwjj&quot;,&quot;properties&quot;:{&quot;formattedCitation&quot;:&quot;\\super 16\\nosupersub{}&quot;,&quot;plainCitation&quot;:&quot;16&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v0Z65fCVy"/><text:span text:style-name="T29">16</text:span><text:reference-mark-end text:name="ZOTERO_ITEM CSL_CITATION {&quot;citationID&quot;:&quot;8iKcfwjj&quot;,&quot;properties&quot;:{&quot;formattedCitation&quot;:&quot;\\super 16\\nosupersub{}&quot;,&quot;plainCitation&quot;:&quot;16&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v0Z65fCVy"/></text:p>
          </table:table-cell>
          <table:table-cell table:style-name="Table11.H2" office:value-type="string">
            <text:p text:style-name="P32"><text:span text:style-name="T90">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Dimethylamine</text:p>
          </table:table-cell>
          <table:table-cell table:style-name="Table11.A2" office:value-type="string">
            <text:p text:style-name="P19"/>
          </table:table-cell>
          <table:table-cell table:style-name="Table11.A2" office:value-type="string">
            <text:p text:style-name="P76"><text:span text:style-name="T54">[Possible </text:span><text:span text:style-name="T60">common </text:span><text:span text:style-name="T54">dietary source] </text:span><text:reference-mark-start text:name="ZOTERO_ITEM CSL_CITATION {&quot;citationID&quot;:&quot;Ma97hXTR&quot;,&quot;properties&quot;:{&quot;formattedCitation&quot;:&quot;\\super 17,18\\nosupersub{}&quot;,&quot;plainCitation&quot;:&quot;17,18&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di3sCjEGDq"/><text:span text:style-name="T31">17,18</text:span><text:reference-mark-end text:name="ZOTERO_ITEM CSL_CITATION {&quot;citationID&quot;:&quot;Ma97hXTR&quot;,&quot;properties&quot;:{&quot;formattedCitation&quot;:&quot;\\super 17,18\\nosupersub{}&quot;,&quot;plainCitation&quot;:&quot;17,18&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di3sCjEGDq"/></text:p>
          </table:table-cell>
          <table:covered-table-cell table:style-name="Table11.A2"/>
          <table:table-cell table:style-name="Table11.H2" office:value-type="string">
            <text:p text:style-name="P71"/>
          </table:table-cell>
        </table:table-row>
        <table:table-row table:style-name="Table11.1">
          <table:covered-table-cell table:style-name="Table11.H2"/>
          <table:table-cell table:style-name="Table11.H2" table:number-rows-spanned="4" office:value-type="string">
            <text:p text:style-name="P19">TRCS</text:p>
          </table:table-cell>
          <table:table-cell table:style-name="Table11.H2" table:number-rows-spanned="2" office:value-type="string">
            <text:p text:style-name="P19">Methylome</text:p>
          </table:table-cell>
          <table:table-cell table:style-name="Table11.H2" office:value-type="string">
            <text:p text:style-name="P19">cg10072921</text:p>
          </table:table-cell>
          <table:table-cell table:style-name="Table11.A2" office:value-type="string">
            <text:p text:style-name="P19">-</text:p>
          </table:table-cell>
          <table:table-cell table:style-name="Table11.A2" office:value-type="string">
            <text:p text:style-name="P32"/>
          </table:table-cell>
          <table:table-cell table:style-name="Table11.A2" table:number-rows-spanned="4" office:value-type="string">
            <text:p text:style-name="P76"><text:span text:style-name="T71">Hepatotoxicity </text:span><text:reference-mark-start text:name="ZOTERO_ITEM CSL_CITATION {&quot;citationID&quot;:&quot;XxPtP7qz&quot;,&quot;properties&quot;:{&quot;formattedCitation&quot;:&quot;\\super 19\\nosupersub{}&quot;,&quot;plainCitation&quot;:&quot;19&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wzSGEtHexg"/><text:span text:style-name="T40">19</text:span><text:reference-mark-end text:name="ZOTERO_ITEM CSL_CITATION {&quot;citationID&quot;:&quot;XxPtP7qz&quot;,&quot;properties&quot;:{&quot;formattedCitation&quot;:&quot;\\super 19\\nosupersub{}&quot;,&quot;plainCitation&quot;:&quot;19&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wzSGEtHexg"/><text:span text:style-name="T71">; </text:span><text:soft-page-break/><text:span text:style-name="T62">Body weight </text:span><text:reference-mark-start text:name="ZOTERO_ITEM CSL_CITATION {&quot;citationID&quot;:&quot;aCeyXuDy&quot;,&quot;properties&quot;:{&quot;formattedCitation&quot;:&quot;\\super 20\\nosupersub{}&quot;,&quot;plainCitation&quot;:&quot;20&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dzBwMTNjA"/><text:span text:style-name="T35">20</text:span><text:reference-mark-end text:name="ZOTERO_ITEM CSL_CITATION {&quot;citationID&quot;:&quot;aCeyXuDy&quot;,&quot;properties&quot;:{&quot;formattedCitation&quot;:&quot;\\super 20\\nosupersub{}&quot;,&quot;plainCitation&quot;:&quot;20&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dzBwMTNjA"/><text:span text:style-name="T62">; </text:span><text:span text:style-name="T63">Fetal growth retardation </text:span><text:reference-mark-start text:name="ZOTERO_ITEM CSL_CITATION {&quot;citationID&quot;:&quot;HSwGTRoL&quot;,&quot;properties&quot;:{&quot;formattedCitation&quot;:&quot;\\super 21\\nosupersub{}&quot;,&quot;plainCitation&quot;:&quot;21&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q5Ikln3S3q"/><text:span text:style-name="T36">21</text:span><text:reference-mark-end text:name="ZOTERO_ITEM CSL_CITATION {&quot;citationID&quot;:&quot;HSwGTRoL&quot;,&quot;properties&quot;:{&quot;formattedCitation&quot;:&quot;\\super 21\\nosupersub{}&quot;,&quot;plainCitation&quot;:&quot;21&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q5Ikln3S3q"/><text:span text:style-name="T63">; </text:span><text:span text:style-name="T72">Hypersensitivity </text:span><text:reference-mark-start text:name="ZOTERO_ITEM CSL_CITATION {&quot;citationID&quot;:&quot;7q1becCo&quot;,&quot;properties&quot;:{&quot;formattedCitation&quot;:&quot;\\super 22\\nosupersub{}&quot;,&quot;plainCitation&quot;:&quot;22&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OqnhUWAicf"/><text:span text:style-name="T41">22</text:span><text:reference-mark-end text:name="ZOTERO_ITEM CSL_CITATION {&quot;citationID&quot;:&quot;7q1becCo&quot;,&quot;properties&quot;:{&quot;formattedCitation&quot;:&quot;\\super 22\\nosupersub{}&quot;,&quot;plainCitation&quot;:&quot;22&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OqnhUWAicf"/><text:span text:style-name="T72">; </text:span><text:span text:style-name="T64">Infertility </text:span><text:reference-mark-start text:name="ZOTERO_ITEM CSL_CITATION {&quot;citationID&quot;:&quot;FUShMIhX&quot;,&quot;properties&quot;:{&quot;formattedCitation&quot;:&quot;\\super 23\\nosupersub{}&quot;,&quot;plainCitation&quot;:&quot;23&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3W7uRxRFnV"/><text:span text:style-name="T37">23</text:span><text:reference-mark-end text:name="ZOTERO_ITEM CSL_CITATION {&quot;citationID&quot;:&quot;FUShMIhX&quot;,&quot;properties&quot;:{&quot;formattedCitation&quot;:&quot;\\super 23\\nosupersub{}&quot;,&quot;plainCitation&quot;:&quot;23&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3W7uRxRFnV"/><text:span text:style-name="T64">; </text:span><text:span text:style-name="T72">Inflammation </text:span><text:reference-mark-start text:name="ZOTERO_ITEM CSL_CITATION {&quot;citationID&quot;:&quot;m4FhmOxA&quot;,&quot;properties&quot;:{&quot;formattedCitation&quot;:&quot;\\super 24\\nosupersub{}&quot;,&quot;plainCitation&quot;:&quot;24&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9r3cTPC8QY"/><text:span text:style-name="T41">24</text:span><text:reference-mark-end text:name="ZOTERO_ITEM CSL_CITATION {&quot;citationID&quot;:&quot;m4FhmOxA&quot;,&quot;properties&quot;:{&quot;formattedCitation&quot;:&quot;\\super 24\\nosupersub{}&quot;,&quot;plainCitation&quot;:&quot;24&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9r3cTPC8QY"/><text:span text:style-name="T72">; </text:span><text:span text:style-name="T64">Insulin resistance </text:span><text:reference-mark-start text:name="ZOTERO_ITEM CSL_CITATION {&quot;citationID&quot;:&quot;6kkj1YRs&quot;,&quot;properties&quot;:{&quot;formattedCitation&quot;:&quot;\\super 25\\nosupersub{}&quot;,&quot;plainCitation&quot;:&quot;25&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6HC3MlGrIc"/><text:span text:style-name="T37">25</text:span><text:reference-mark-end text:name="ZOTERO_ITEM CSL_CITATION {&quot;citationID&quot;:&quot;6kkj1YRs&quot;,&quot;properties&quot;:{&quot;formattedCitation&quot;:&quot;\\super 25\\nosupersub{}&quot;,&quot;plainCitation&quot;:&quot;25&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6HC3MlGrIc"/></text:p>
          </table:table-cell>
          <table:table-cell table:style-name="Table11.H2" office:value-type="string">
            <text:p text:style-name="P32"><text:span text:style-name="T90">T</text:span>ype 2 diabetes; <text:span text:style-name="T90">In</text:span><text:soft-page-break/><text:span text:style-name="T90">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5408086</text:p>
          </table:table-cell>
          <table:table-cell table:style-name="Table11.A2" office:value-type="string">
            <text:p text:style-name="P19">CCNT1</text:p>
          </table:table-cell>
          <table:table-cell table:style-name="Table11.A2" office:value-type="string">
            <text:p text:style-name="P32"/>
          </table:table-cell>
          <table:covered-table-cell table:style-name="Table11.A2"/>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D5" office:value-type="string">
            <text:p text:style-name="P19">Leptin</text:p>
          </table:table-cell>
          <table:table-cell table:style-name="Table11.A2" office:value-type="string">
            <text:p text:style-name="P19"/>
          </table:table-cell>
          <table:table-cell table:style-name="Table11.A2" office:value-type="string">
            <text:p text:style-name="P75"><text:span text:style-name="T66">[Effect of mixtures of phenols and parabens </text:span><text:span text:style-name="T77">‡</text:span><text:span text:style-name="T66">] </text:span><text:reference-mark-start text:name="ZOTERO_ITEM CSL_CITATION {&quot;citationID&quot;:&quot;aPdTSkkk&quot;,&quot;properties&quot;:{&quot;formattedCitation&quot;:&quot;\\super 26\\nosupersub{}&quot;,&quot;plainCitation&quot;:&quot;26&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lSTC3yR6hJ"/><text:span text:style-name="T38">26</text:span><text:reference-mark-end text:name="ZOTERO_ITEM CSL_CITATION {&quot;citationID&quot;:&quot;aPdTSkkk&quot;,&quot;properties&quot;:{&quot;formattedCitation&quot;:&quot;\\super 26\\nosupersub{}&quot;,&quot;plainCitation&quot;:&quot;26&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lSTC3yR6hJ"/><text:span text:style-name="T66"> </text:span><text:span text:style-name="T54">[</text:span><text:span text:style-name="T55">No evidence of association </text:span><text:span text:style-name="T77">‡</text:span><text:span text:style-name="T54">] </text:span><text:reference-mark-start text:name="ZOTERO_ITEM CSL_CITATION {&quot;citationID&quot;:&quot;kmN2p4XX&quot;,&quot;properties&quot;:{&quot;formattedCitation&quot;:&quot;\\super 27\\nosupersub{}&quot;,&quot;plainCitation&quot;:&quot;27&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6l6I15BPR6"/><text:span text:style-name="T31">27</text:span><text:reference-mark-end text:name="ZOTERO_ITEM CSL_CITATION {&quot;citationID&quot;:&quot;kmN2p4XX&quot;,&quot;properties&quot;:{&quot;formattedCitation&quot;:&quot;\\super 27\\nosupersub{}&quot;,&quot;plainCitation&quot;:&quot;27&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6l6I15BPR6"/></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5"><text:span text:style-name="T55">[</text:span><text:span text:style-name="T56">Possible association between personal care product ingredients and serotonin </text:span><text:span text:style-name="T77">†</text:span><text:span text:style-name="T55">] </text:span><text:reference-mark-start text:name="ZOTERO_ITEM CSL_CITATION {&quot;citationID&quot;:&quot;W3qlsMnh&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VhMQOHPhDo"/><text:span text:style-name="T32">28</text:span><text:reference-mark-end text:name="ZOTERO_ITEM CSL_CITATION {&quot;citationID&quot;:&quot;W3qlsMnh&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VhMQOHPhDo"/></text:p>
          </table:table-cell>
          <table:covered-table-cell table:style-name="Table11.A2"/>
          <table:table-cell table:style-name="Table11.H2" office:value-type="string">
            <text:p text:style-name="P30"/>
          </table:table-cell>
        </table:table-row>
        <table:table-row table:style-name="Table11.1">
          <table:table-cell table:style-name="Table11.H2" table:number-rows-spanned="7" office:value-type="string">
            <text:p text:style-name="P18">Phthalate metabolite<text:span text:style-name="T24">s</text:span></text:p>
          </table:table-cell>
          <table:table-cell table:style-name="Table11.H2" table:number-rows-spanned="2" office:value-type="string">
            <text:p text:style-name="P19">MB<text:span text:style-name="T93">z</text:span>P</text:p>
          </table:table-cell>
          <table:table-cell table:style-name="Table11.H2" office:value-type="string">
            <text:p text:style-name="P19">Proteome</text:p>
          </table:table-cell>
          <table:table-cell table:style-name="Table11.D5" office:value-type="string">
            <text:p text:style-name="P19">EGF</text:p>
          </table:table-cell>
          <table:table-cell table:style-name="Table11.A2" office:value-type="string">
            <text:p text:style-name="P19"/>
          </table:table-cell>
          <table:table-cell table:style-name="Table11.A2" office:value-type="string">
            <text:p text:style-name="P32"/>
          </table:table-cell>
          <table:table-cell table:style-name="Table11.A2" table:number-rows-spanned="2" office:value-type="string">
            <text:p text:style-name="P76"><text:span text:style-name="T73">Aneuploidy </text:span><text:reference-mark-start text:name="ZOTERO_ITEM CSL_CITATION {&quot;citationID&quot;:&quot;PUtndeoL&quot;,&quot;properties&quot;:{&quot;formattedCitation&quot;:&quot;\\super 29\\nosupersub{}&quot;,&quot;plainCitation&quot;:&quot;29&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3yJVNrJo55"/><text:span text:style-name="T42">29</text:span><text:reference-mark-end text:name="ZOTERO_ITEM CSL_CITATION {&quot;citationID&quot;:&quot;PUtndeoL&quot;,&quot;properties&quot;:{&quot;formattedCitation&quot;:&quot;\\super 29\\nosupersub{}&quot;,&quot;plainCitation&quot;:&quot;29&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3yJVNrJo55"/><text:span text:style-name="T73">; Birth weight </text:span><text:reference-mark-start text:name="ZOTERO_ITEM CSL_CITATION {&quot;citationID&quot;:&quot;MqoRSl03&quot;,&quot;properties&quot;:{&quot;formattedCitation&quot;:&quot;\\super 30\\nosupersub{}&quot;,&quot;plainCitation&quot;:&quot;30&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LcgL4uwChJ"/><text:span text:style-name="T42">30</text:span><text:reference-mark-end text:name="ZOTERO_ITEM CSL_CITATION {&quot;citationID&quot;:&quot;MqoRSl03&quot;,&quot;properties&quot;:{&quot;formattedCitation&quot;:&quot;\\super 30\\nosupersub{}&quot;,&quot;plainCitation&quot;:&quot;30&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LcgL4uwChJ"/><text:span text:style-name="T73">; </text:span><text:span text:style-name="T74">Body weight </text:span><text:reference-mark-start text:name="ZOTERO_ITEM CSL_CITATION {&quot;citationID&quot;:&quot;1BTZT5IC&quot;,&quot;properties&quot;:{&quot;formattedCitation&quot;:&quot;\\super 31\\nosupersub{}&quot;,&quot;plainCitation&quot;:&quot;31&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35vt6CIa1r"/><text:span text:style-name="T43">31</text:span><text:reference-mark-end text:name="ZOTERO_ITEM CSL_CITATION {&quot;citationID&quot;:&quot;1BTZT5IC&quot;,&quot;properties&quot;:{&quot;formattedCitation&quot;:&quot;\\super 31\\nosupersub{}&quot;,&quot;plainCitation&quot;:&quot;31&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35vt6CIa1r"/><text:span text:style-name="T74">; </text:span><text:span text:style-name="T75">Obesity and insulin resistance </text:span><text:reference-mark-start text:name="ZOTERO_ITEM CSL_CITATION {&quot;citationID&quot;:&quot;COxfyivb&quot;,&quot;properties&quot;:{&quot;formattedCitation&quot;:&quot;\\super 32\\nosupersub{}&quot;,&quot;plainCitation&quot;:&quot;32&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wTDTNHbfWJ"/><text:span text:style-name="T44">32</text:span><text:reference-mark-end text:name="ZOTERO_ITEM CSL_CITATION {&quot;citationID&quot;:&quot;COxfyivb&quot;,&quot;properties&quot;:{&quot;formattedCitation&quot;:&quot;\\super 32\\nosupersub{}&quot;,&quot;plainCitation&quot;:&quot;32&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wTDTNHbfWJ"/></text:p>
          </table:table-cell>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38">Neu5AC</text:p>
          </table:table-cell>
          <table:table-cell table:style-name="Table11.A2" office:value-type="string">
            <text:p text:style-name="P19"/>
          </table:table-cell>
          <table:table-cell table:style-name="Table11.A2" office:value-type="string">
            <text:p text:style-name="P75"><text:span text:style-name="T54">[</text:span><text:span text:style-name="T56">Possible association between Neu5AC and M</text:span><text:span text:style-name="T59">B</text:span><text:span text:style-name="T56">zP </text:span><text:span text:style-name="T77">‡</text:span><text:span text:style-name="T54">] </text:span><text:reference-mark-start text:name="ZOTERO_ITEM CSL_CITATION {&quot;citationID&quot;:&quot;Agc2XzUx&quot;,&quot;properties&quot;:{&quot;formattedCitation&quot;:&quot;\\super 33\\nosupersub{}&quot;,&quot;plainCitation&quot;:&quot;33&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rhfw0qTAY8"/><text:span text:style-name="T31">33</text:span><text:reference-mark-end text:name="ZOTERO_ITEM CSL_CITATION {&quot;citationID&quot;:&quot;Agc2XzUx&quot;,&quot;properties&quot;:{&quot;formattedCitation&quot;:&quot;\\super 33\\nosupersub{}&quot;,&quot;plainCitation&quot;:&quot;33&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rhfw0qTAY8"/></text:p>
          </table:table-cell>
          <table:covered-table-cell table:style-name="Table11.A2"/>
          <table:table-cell table:style-name="Table11.H2" office:value-type="string">
            <text:p text:style-name="P30"/>
          </table:table-cell>
        </table:table-row>
        <table:table-row table:style-name="Table11.1">
          <table:covered-table-cell table:style-name="Table11.H2"/>
          <table:table-cell table:style-name="Table11.H2" table:number-rows-spanned="2" office:value-type="string">
            <text:p text:style-name="P19">MEHP</text:p>
          </table:table-cell>
          <table:table-cell table:style-name="Table11.H2" office:value-type="string">
            <text:p text:style-name="P19">Methylome</text:p>
          </table:table-cell>
          <table:table-cell table:style-name="Table11.D5" office:value-type="string">
            <text:p text:style-name="P19">cg20080548</text:p>
          </table:table-cell>
          <table:table-cell table:style-name="Table11.A2" office:value-type="string">
            <text:p text:style-name="P19">SBSN</text:p>
          </table:table-cell>
          <table:table-cell table:style-name="Table11.F21" office:value-type="string">
            <text:p text:style-name="P75"><text:span text:style-name="T55">[</text:span><text:span text:style-name="T57">Possible perturbation of the PI3K/AKT pathway </text:span><text:span text:style-name="T77">†</text:span><text:span text:style-name="T55">] </text:span><text:reference-mark-start text:name="ZOTERO_ITEM CSL_CITATION {&quot;citationID&quot;:&quot;jHzOiYMj&quot;,&quot;properties&quot;:{&quot;formattedCitation&quot;:&quot;\\super 34,35\\nosupersub{}&quot;,&quot;plainCitation&quot;:&quot;34,35&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9mLZZCAd1A"/><text:span text:style-name="T32">34,35</text:span><text:reference-mark-end text:name="ZOTERO_ITEM CSL_CITATION {&quot;citationID&quot;:&quot;jHzOiYMj&quot;,&quot;properties&quot;:{&quot;formattedCitation&quot;:&quot;\\super 34,35\\nosupersub{}&quot;,&quot;plainCitation&quot;:&quot;34,35&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9mLZZCAd1A"/></text:p>
          </table:table-cell>
          <table:table-cell table:style-name="Table11.A2" table:number-rows-spanned="2" office:value-type="string">
            <text:p text:style-name="P32"/>
          </table:table-cell>
          <table:table-cell table:style-name="Table11.H2" office:value-type="string">
            <text:p text:style-name="P32"><text:span text:style-name="T90">D</text:span>own syndrome</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19">Acetate</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table-cell table:style-name="Table11.H2" office:value-type="string">
            <text:p text:style-name="P19"><text:span text:style-name="T93">oh</text:span>-M<text:span text:style-name="T93">i</text:span>NP</text:p>
          </table:table-cell>
          <table:table-cell table:style-name="Table11.H2" office:value-type="string">
            <text:p text:style-name="P19">Serum metabolome</text:p>
          </table:table-cell>
          <table:table-cell table:style-name="Table11.D5" office:value-type="string">
            <text:p text:style-name="P19">Kynurenine</text:p>
          </table:table-cell>
          <table:table-cell table:style-name="Table11.A2" office:value-type="string">
            <text:p text:style-name="P19"/>
          </table:table-cell>
          <table:table-cell table:style-name="Table11.A2" office:value-type="string">
            <text:p text:style-name="P75"><text:span text:style-name="T55">[</text:span><text:span text:style-name="T57">Possible mediating effect of quinolic acid <text:s/>on exposure to phthalates and neurological disorders </text:span><text:span text:style-name="T77">‡</text:span><text:span text:style-name="T55">] </text:span><text:reference-mark-start text:name="ZOTERO_ITEM CSL_CITATION {&quot;citationID&quot;:&quot;ENA1hfr3&quot;,&quot;properties&quot;:{&quot;formattedCitation&quot;:&quot;\\super 36\\nosupersub{}&quot;,&quot;plainCitation&quot;:&quot;36&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muQPGJHPgq"/><text:span text:style-name="T32">36</text:span><text:reference-mark-end text:name="ZOTERO_ITEM CSL_CITATION {&quot;citationID&quot;:&quot;ENA1hfr3&quot;,&quot;properties&quot;:{&quot;formattedCitation&quot;:&quot;\\super 36\\nosupersub{}&quot;,&quot;plainCitation&quot;:&quot;36&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muQPGJHPgq"/></text:p>
          </table:table-cell>
          <table:table-cell table:style-name="Table11.A2" office:value-type="string">
            <text:p text:style-name="P30"/>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text:span text:style-name="T93">oxo</text:span>-M<text:span text:style-name="T93">i</text:span>NP</text:p>
          </table:table-cell>
          <table:table-cell table:style-name="Table11.H2" office:value-type="string">
            <text:p text:style-name="P19">Urinary metabolome</text:p>
          </table:table-cell>
          <table:table-cell table:style-name="Table11.D5" office:value-type="string">
            <text:p text:style-name="P19">5-oxoproline</text:p>
          </table:table-cell>
          <table:table-cell table:style-name="Table11.A2" office:value-type="string">
            <text:p text:style-name="P19"/>
          </table:table-cell>
          <table:table-cell table:style-name="Table11.A2" office:value-type="string">
            <text:p text:style-name="P75"><text:span text:style-name="T58">[Possible association between personal care product ingredients and 5-oxoproline </text:span><text:span text:style-name="T77">†</text:span><text:span text:style-name="T58">]*** </text:span><text:reference-mark-start text:name="ZOTERO_ITEM CSL_CITATION {&quot;citationID&quot;:&quot;KAUelxvl&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KTkPr5ggDk"/><text:span text:style-name="T33">28</text:span><text:reference-mark-end text:name="ZOTERO_ITEM CSL_CITATION {&quot;citationID&quot;:&quot;KAUelxvl&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KTkPr5ggDk"/></text:p>
          </table:table-cell>
          <table:table-cell table:style-name="Table11.A2" office:value-type="string">
            <text:p text:style-name="P76"><text:span text:style-name="T53">Total serum testosteron concentrations </text:span><text:reference-mark-start text:name="ZOTERO_ITEM CSL_CITATION {&quot;citationID&quot;:&quot;IpTj8kPd&quot;,&quot;properties&quot;:{&quot;formattedCitation&quot;:&quot;\\super 37\\nosupersub{}&quot;,&quot;plainCitation&quot;:&quot;37&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WfpOD5cLu5"/><text:span text:style-name="T30">37</text:span><text:reference-mark-end text:name="ZOTERO_ITEM CSL_CITATION {&quot;citationID&quot;:&quot;IpTj8kPd&quot;,&quot;properties&quot;:{&quot;formattedCitation&quot;:&quot;\\super 37\\nosupersub{}&quot;,&quot;plainCitation&quot;:&quot;37&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WfpOD5cLu5"/><text:span text:style-name="T52">; </text:span><text:span text:style-name="T65">Respiratory function (</text:span><text:span text:style-name="T53">FEV</text:span><text:span text:style-name="T22">1</text:span><text:span text:style-name="T53">%</text:span><text:span text:style-name="T65">)</text:span><text:span text:style-name="T53"> </text:span><text:reference-mark-start text:name="ZOTERO_ITEM CSL_CITATION {&quot;citationID&quot;:&quot;2EcdaW9W&quot;,&quot;properties&quot;:{&quot;formattedCitation&quot;:&quot;\\super 38\\nosupersub{}&quot;,&quot;plainCitation&quot;:&quot;38&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yI9DKNWtd2"/><text:span text:style-name="T30">38</text:span><text:reference-mark-end text:name="ZOTERO_ITEM CSL_CITATION {&quot;citationID&quot;:&quot;2EcdaW9W&quot;,&quot;properties&quot;:{&quot;formattedCitation&quot;:&quot;\\super 38\\nosupersub{}&quot;,&quot;plainCitation&quot;:&quot;38&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yI9DKNWtd2"/></text:p>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M<text:span text:style-name="T93">i</text:span>BP</text:p>
          </table:table-cell>
          <table:table-cell table:style-name="Table11.H2" office:value-type="string">
            <text:p text:style-name="P19">Urinary metabolome</text:p>
          </table:table-cell>
          <table:table-cell table:style-name="Table11.D5" office:value-type="string">
            <text:p text:style-name="P19">Scyllo-inositol</text:p>
          </table:table-cell>
          <table:table-cell table:style-name="Table11.A2" office:value-type="string">
            <text:p text:style-name="P19"/>
          </table:table-cell>
          <table:table-cell table:style-name="Table11.A2" office:value-type="string">
            <text:p text:style-name="P32"/>
          </table:table-cell>
          <table:table-cell table:style-name="Table11.A2" office:value-type="string">
            <text:p text:style-name="P76"><text:span text:style-name="T48">A</text:span><text:span text:style-name="T49">therosclerosis </text:span><text:reference-mark-start text:name="ZOTERO_ITEM CSL_CITATION {&quot;citationID&quot;:&quot;dLErTLLI&quot;,&quot;properties&quot;:{&quot;formattedCitation&quot;:&quot;\\super 39\\nosupersub{}&quot;,&quot;plainCitation&quot;:&quot;39&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pgWUBI95Zk"/><text:span text:style-name="T45">39</text:span><text:reference-mark-end text:name="ZOTERO_ITEM CSL_CITATION {&quot;citationID&quot;:&quot;dLErTLLI&quot;,&quot;properties&quot;:{&quot;formattedCitation&quot;:&quot;\\super 39\\nosupersub{}&quot;,&quot;plainCitation&quot;:&quot;39&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pgWUBI95Zk"/><text:span text:style-name="T49">; Eczema </text:span><text:reference-mark-start text:name="ZOTERO_ITEM CSL_CITATION {&quot;citationID&quot;:&quot;7XlSN8y6&quot;,&quot;properties&quot;:{&quot;formattedCitation&quot;:&quot;\\super 40\\nosupersub{}&quot;,&quot;plainCitation&quot;:&quot;40&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w1zYIMA5dD"/><text:span text:style-name="T45">40</text:span><text:reference-mark-end text:name="ZOTERO_ITEM CSL_CITATION {&quot;citationID&quot;:&quot;7XlSN8y6&quot;,&quot;properties&quot;:{&quot;formattedCitation&quot;:&quot;\\super 40\\nosupersub{}&quot;,&quot;plainCitation&quot;:&quot;40&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w1zYIMA5dD"/><text:span text:style-name="T49">; Obesity </text:span><text:reference-mark-start text:name="ZOTERO_ITEM CSL_CITATION {&quot;citationID&quot;:&quot;c11csEJG&quot;,&quot;properties&quot;:{&quot;formattedCitation&quot;:&quot;\\super 41\\nosupersub{}&quot;,&quot;plainCitation&quot;:&quot;41&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eEmVnsYKrH"/><text:span text:style-name="T45">41</text:span><text:reference-mark-end text:name="ZOTERO_ITEM CSL_CITATION {&quot;citationID&quot;:&quot;c11csEJG&quot;,&quot;properties&quot;:{&quot;formattedCitation&quot;:&quot;\\super 41\\nosupersub{}&quot;,&quot;plainCitation&quot;:&quot;41&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eEmVnsYKrH"/><text:span text:style-name="T49">; Premature birth </text:span><text:reference-mark-start text:name="ZOTERO_ITEM CSL_CITATION {&quot;citationID&quot;:&quot;4ywYJ2J2&quot;,&quot;properties&quot;:{&quot;formattedCitation&quot;:&quot;\\super 42\\nosupersub{}&quot;,&quot;plainCitation&quot;:&quot;42&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BC2MqAzE2v"/><text:span text:style-name="T45">42</text:span><text:reference-mark-end text:name="ZOTERO_ITEM CSL_CITATION {&quot;citationID&quot;:&quot;4ywYJ2J2&quot;,&quot;properties&quot;:{&quot;formattedCitation&quot;:&quot;\\super 42\\nosupersub{}&quot;,&quot;plainCitation&quot;:&quot;42&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BC2MqAzE2v"/><text:span text:style-name="T49">; Prenatal exposure delayed effects </text:span><text:reference-mark-start text:name="ZOTERO_ITEM CSL_CITATION {&quot;citationID&quot;:&quot;e8ChOwUR&quot;,&quot;properties&quot;:{&quot;formattedCitation&quot;:&quot;\\super 43\\nosupersub{}&quot;,&quot;plainCitation&quot;:&quot;43&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6T8MXViWIH"/><text:span text:style-name="T45">43</text:span><text:reference-mark-end text:name="ZOTERO_ITEM CSL_CITATION {&quot;citationID&quot;:&quot;e8ChOwUR&quot;,&quot;properties&quot;:{&quot;formattedCitation&quot;:&quot;\\super 43\\nosupersub{}&quot;,&quot;plainCitation&quot;:&quot;43&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6T8MXViWIH"/></text:p>
          </table:table-cell>
          <table:table-cell table:style-name="Table11.H2" office:value-type="string">
            <text:p text:style-name="P32"/>
          </table:table-cell>
        </table:table-row>
      </table:table>
      <text:p text:style-name="P68"><text:soft-page-break/></text:p>
      <text:section text:style-name="Sect1" text:name="ZOTERO_BIBL {&quot;uncited&quot;:[],&quot;omitted&quot;:[],&quot;custom&quot;:[]} CSL_BIBLIOGRAPHY RND0Yj6ywf5xU">
        <text:p text:style-name="P79">1.<text:tab/>Kim S, Chen J, Cheng T, et al. PubChem in 2021: new data content and improved web interfaces. <text:span text:style-name="T51">Nucleic Acids Res</text:span>. 2020;49(D1):D1388-D1395. doi:10.1093/nar/gkaa971</text:p>
        <text:p text:style-name="Bibliography_20_1">2.<text:tab/>Li M, Zou D, Li Z, et al. EWAS Atlas: a curated knowledgebase of epigenome-wide association studies. <text:span text:style-name="T51">Nucleic Acids Res</text:span>. 2019;47(D1):D983-D988. doi:10.1093/nar/gky1027</text:p>
        <text:p text:style-name="Bibliography_20_1">3.<text:tab/>Endo Y, Fujimoto M, Ito N, et al. Clinicopathological impacts of DNA methylation alterations on pancreatic ductal adenocarcinoma: prediction of early recurrence based on genome-wide DNA methylation profiling. <text:span text:style-name="T51">J Cancer Res Clin Oncol</text:span>. 2021;147(5):1341-1354. doi:10.1007/s00432-021-03541-6</text:p>
        <text:p text:style-name="Bibliography_20_1">4.<text:tab/>Yang FW, Zhao GP, Ren FZ, Pang GF, Li YX. Assessment of the endocrine-disrupting effects of diethyl phosphate, a nonspecific metabolite of organophosphorus pesticides, by in vivo and in silico approaches. <text:span text:style-name="T51">Environ Int</text:span>. 2020;135:105383. doi:10.1016/j.envint.2019.105383</text:p>
        <text:p text:style-name="Bibliography_20_1">5.<text:tab/>Engel SM, Berkowitz GS, Barr DB, et al. Prenatal organophosphate metabolite and organochlorine levels and performance on the Brazelton Neonatal Behavioral Assessment Scale in a multiethnic pregnancy cohort. <text:span text:style-name="T51">Am J Epidemiol</text:span>. 2007;165(12):1397-1404. doi:10.1093/aje/kwm029</text:p>
        <text:p text:style-name="Bibliography_20_1">6.<text:tab/>Raanan R, Harley KG, Balmes JR, Bradman A, Lipsett M, Eskenazi B. Early-life exposure to organophosphate pesticides and pediatric respiratory symptoms in the CHAMACOS cohort. <text:span text:style-name="T51">Environ Health Perspect</text:span>. 2015;123(2):179-185. doi:10.1289/ehp.1408235</text:p>
        <text:p text:style-name="Bibliography_20_1">7.<text:tab/>Slotkin TA, Seidler FJ. Developmental neurotoxicants target neurodifferentiation into the serotonin phenotype: Chlorpyrifos, diazinon, dieldrin and divalent nickel. <text:span text:style-name="T51">Toxicol Appl Pharmacol</text:span>. 2008;233(2):211-219. doi:10.1016/j.taap.2008.08.020</text:p>
        <text:p text:style-name="Bibliography_20_1">8.<text:tab/>Judge SJ, Savy CY, Campbell M, et al. Mechanism for the acute effects of organophosphate pesticides on the adult 5-HT system. <text:span text:style-name="T51">Chem Biol Interact</text:span>. 2016;245:82-89. doi:10.1016/j.cbi.2015.12.014</text:p>
        <text:p text:style-name="Bibliography_20_1">9.<text:tab/>Sarrouilhe D, Defamie N, Mesnil M. Is the Exposome Involved in Brain Disorders through the Serotoninergic System? <text:span text:style-name="T51">Biomedicines</text:span>. 2021;9(10):1351. doi:10.3390/biomedicines9101351</text:p>
        <text:p text:style-name="Bibliography_20_1">10.<text:tab/>Smarr MM, Sundaram R, Honda M, Kannan K, Louis GMB. Urinary Concentrations of Parabens and Other Antimicrobial Chemicals and Their Association with Couples’ Fecundity. <text:span text:style-name="T51">Environ Health Perspect</text:span>. 2017;125(4):730-736. doi:10.1289/EHP189</text:p>
        <text:p text:style-name="Bibliography_20_1">11.<text:tab/>Riad MA, Abd-Rabo MM, Abd El Aziz SA, El Behairy AM, Badawy MM. Reproductive toxic impact of subchronic treatment with combined butylparaben and triclosan in weanling male rats. <text:span text:style-name="T51">J Biochem Mol Toxicol</text:span>. 2018;32(3):e22037. doi:10.1002/jbt.22037</text:p>
        <text:p text:style-name="Bibliography_20_1">12.<text:tab/>Zhang L, Ding S, Qiao P, et al. n-butylparaben induces male reproductive disorders via regulation of estradiol and estrogen receptors. <text:span text:style-name="T51">J Appl Toxicol</text:span>. 2016;36(9):1223-1234. doi:10.1002/jat.3291</text:p>
        <text:p text:style-name="Bibliography_20_1">13.<text:tab/>Wnuk A, Rzemieniec J, Staroń J, et al. Prenatal Exposure to Benzophenone-3 Impairs Autophagy, Disrupts RXRs/PPARγ Signaling, and Alters Epigenetic and Post-Translational Statuses in Brain Neurons. <text:span text:style-name="T51">Mol Neurobiol</text:span>. 2019;56(7):4820-4837. doi:10.1007/s12035-018-1401-5</text:p>
        <text:p text:style-name="Bibliography_20_1">14.<text:tab/>Zhu M, Jia L, Li F, Jia J. Identification of KIAA0513 and Other Hub Genes Associated With Alzheimer Disease Using Weighted Gene Coexpression Network Analysis. <text:span text:style-name="T51">Front Genet</text:span>. <text:soft-page-break/>2020;11. Accessed March 18, 2022. https://www.frontiersin.org/article/10.3389/fgene.2020.00981</text:p>
        <text:p text:style-name="Bibliography_20_1">15.<text:tab/>Wolff MS, Engel SM, Berkowitz GS, et al. Prenatal phenol and phthalate exposures and birth outcomes. <text:span text:style-name="T51">Environ Health Perspect</text:span>. 2008;116(8):1092-1097. doi:10.1289/ehp.11007</text:p>
        <text:p text:style-name="Bibliography_20_1">16.<text:tab/>Philippat C, Mortamais M, Chevrier C, et al. Exposure to phthalates and phenols during pregnancy and offspring size at birth. <text:span text:style-name="T51">Environ Health Perspect</text:span>. 2012;120(3):464-470. doi:10.1289/ehp.1103634</text:p>
        <text:p text:style-name="Bibliography_20_1">17.<text:tab/>Mitchell SC, Zhang AQ, Smith RL. Dimethylamine and diet. <text:span text:style-name="T51">Food Chem Toxicol Int J Publ Br Ind Biol Res Assoc</text:span>. 2008;46(5):1734-1738. doi:10.1016/j.fct.2008.01.010</text:p>
        <text:p text:style-name="Bibliography_20_1">18.<text:tab/>Gago-Ferrero P, Díaz-Cruz MS, Barceló D. An overview of UV-absorbing compounds (organic UV filters) in aquatic biota. <text:span text:style-name="T51">Anal Bioanal Chem</text:span>. 2012;404(9):2597-2610. doi:10.1007/s00216-012-6067-7</text:p>
        <text:p text:style-name="Bibliography_20_1">19.<text:tab/>Haggard DE, Noyes PD, Waters KM, Tanguay RL. Phenotypically anchored transcriptome profiling of developmental exposure to the antimicrobial agent, triclosan, reveals hepatotoxicity in embryonic zebrafish. <text:span text:style-name="T51">Toxicol Appl Pharmacol</text:span>. 2016;308:32-45. doi:10.1016/j.taap.2016.08.013</text:p>
        <text:p text:style-name="Bibliography_20_1">20.<text:tab/>Lankester J, Patel C, Cullen MR, Ley C, Parsonnet J. Urinary triclosan is associated with elevated body mass index in NHANES. <text:span text:style-name="T51">PloS One</text:span>. 2013;8(11):e80057. doi:10.1371/journal.pone.0080057</text:p>
        <text:p text:style-name="Bibliography_20_1">21.<text:tab/>Philippat C, Botton J, Calafat AM, et al. Prenatal exposure to phenols and growth in boys. <text:span text:style-name="T51">Epidemiol Camb Mass</text:span>. 2014;25(5):625-635. doi:10.1097/EDE.0000000000000132</text:p>
        <text:p text:style-name="Bibliography_20_1">22.<text:tab/>Bertelsen RJ, Longnecker MP, Løvik M, et al. Triclosan exposure and allergic sensitization in Norwegian children. <text:span text:style-name="T51">Allergy</text:span>. 2013;68(1):84-91. doi:10.1111/all.12058</text:p>
        <text:p text:style-name="Bibliography_20_1">23.<text:tab/>Raut SA, Angus RA. Triclosan has endocrine-disrupting effects in male western mosquitofish, Gambusia affinis. <text:span text:style-name="T51">Environ Toxicol Chem</text:span>. 2010;29(6):1287-1291. doi:10.1002/etc.150</text:p>
        <text:p text:style-name="Bibliography_20_1">24.<text:tab/>Barros SP, Wirojchanasak S, Barrow DA, Panagakos FS, Devizio W, Offenbacher S. Triclosan inhibition of acute and chronic inflammatory gene pathways. <text:span text:style-name="T51">J Clin Periodontol</text:span>. 2010;37(5):412-418. doi:10.1111/j.1600-051X.2010.01548.x</text:p>
        <text:p text:style-name="Bibliography_20_1">25.<text:tab/>Hua X, Cao XY, Wang XL, Sun P, Chen L. Exposure of Pregnant Mice to Triclosan Causes Insulin Resistance via Thyroxine Reduction. <text:span text:style-name="T51">Toxicol Sci Off J Soc Toxicol</text:span>. 2017;160(1):150-160. doi:10.1093/toxsci/kfx166</text:p>
        <text:p text:style-name="Bibliography_20_1">26.<text:tab/>Lee S, Karvonen-Gutierrez C, Mukherjee B, Herman WH, Park SK. Race-specific associations of urinary phenols and parabens with adipokines in midlife women: The Study of Women’s Health Across the Nation (SWAN). <text:span text:style-name="T51">Environ Pollut</text:span>. 2022;303:119164. doi:10.1016/j.envpol.2022.119164</text:p>
        <text:p text:style-name="Bibliography_20_1">27.<text:tab/>Shapiro GD, Arbuckle TE, Ashley-Martin J, et al. Associations between maternal triclosan concentrations in early pregnancy and gestational diabetes mellitus, impaired glucose tolerance, gestational weight gain and fetal markers of metabolic function. <text:span text:style-name="T51">Environ Res</text:span>. 2018;161:554-561. doi:10.1016/j.envres.2017.12.001</text:p>
        <text:p text:style-name="Bibliography_20_1"><text:soft-page-break/>28.<text:tab/>Houten SM, Chen J, Belpoggi F, et al. Changes in the Metabolome in Response to Low-Dose Exposure to Environmental Chemicals Used in Personal Care Products during Different Windows of Susceptibility. <text:span text:style-name="T51">PLOS ONE</text:span>. 2016;11(7):e0159919. doi:10.1371/journal.pone.0159919</text:p>
        <text:p text:style-name="Bibliography_20_1">29.<text:tab/>Jurewicz J, Radwan M, Sobala W, et al. Human urinary phthalate metabolites level and main semen parameters, sperm chromatin structure, sperm aneuploidy and reproductive hormones. <text:span text:style-name="T51">Reprod Toxicol Elmsford N</text:span>. 2013;42:232-241. doi:10.1016/j.reprotox.2013.10.001</text:p>
        <text:p text:style-name="Bibliography_20_1">30.<text:tab/>Casas M, Valvi D, Ballesteros-Gomez A, et al. Exposure to Bisphenol A and Phthalates during Pregnancy and Ultrasound Measures of Fetal Growth in the INMA-Sabadell Cohort. <text:span text:style-name="T51">Environ Health Perspect</text:span>. 2016;124(4):521-528. doi:10.1289/ehp.1409190</text:p>
        <text:p text:style-name="Bibliography_20_1">31.<text:tab/>Hatch EE, Nelson JW, Qureshi MM, et al. Association of urinary phthalate metabolite concentrations with body mass index and waist circumference: a cross-sectional study of NHANES data, 1999-2002. <text:span text:style-name="T51">Environ Health Glob Access Sci Source</text:span>. 2008;7:27. doi:10.1186/1476-069X-7-27</text:p>
        <text:p text:style-name="Bibliography_20_1">32.<text:tab/>Stahlhut RW, van Wijngaarden E, Dye TD, Cook S, Swan SH. Concentrations of urinary phthalate metabolites are associated with increased waist circumference and insulin resistance in adult U.S. males. <text:span text:style-name="T51">Environ Health Perspect</text:span>. 2007;115(6):876-882. doi:10.1289/ehp.9882</text:p>
        <text:p text:style-name="Bibliography_20_1">33.<text:tab/>Zhou M, Ford B, Lee D, et al. Metabolomic Markers of Phthalate Exposure in Plasma and Urine of Pregnant Women. <text:span text:style-name="T51">Front Public Health</text:span>. 2018;6. Accessed March 15, 2022. https://www.frontiersin.org/article/10.3389/fpubh.2018.00298</text:p>
        <text:p text:style-name="Bibliography_20_1">34.<text:tab/>Leng J, Li H, Niu Y, et al. Low-dose mono(2-ethylhexyl) phthalate promotes ovarian cancer development through PPARα-dependent PI3K/Akt/NF-κB pathway. <text:span text:style-name="T51">Sci Total Environ</text:span>. 2021;790:147990. doi:10.1016/j.scitotenv.2021.147990</text:p>
        <text:p text:style-name="Bibliography_20_1">35.<text:tab/>Tan H, Wang L, Liu Z. Suprabasin: Role in human cancers and other diseases. <text:span text:style-name="T51">Mol Biol Rep</text:span>. 2022;49(2):1453-1461. doi:10.1007/s11033-021-06897-7</text:p>
        <text:p text:style-name="Bibliography_20_1">36.<text:tab/>Nassan FL, Gunn JA, Hill MM, Coull BA, Hauser R. High phthalate exposure increased urinary concentrations of quinolinic acid, implicated in the pathogenesis of neurological disorders: Is this a potential missing link? <text:span text:style-name="T51">Environ Res</text:span>. 2019;172:430-436. doi:10.1016/j.envres.2019.02.034</text:p>
        <text:p text:style-name="Bibliography_20_1">37.<text:tab/>Henrotin JB, Feigerlova E, Robert A, et al. Decrease in serum testosterone levels after short-term occupational exposure to diisononyl phthalate in male workers. <text:span text:style-name="T51">Occup Environ Med</text:span>. 2020;77(4):214-222. doi:10.1136/oemed-2019-106261</text:p>
        <text:p text:style-name="Bibliography_20_1">38.<text:tab/>Agier L, Basagaña X, Maitre L, et al. Early-life exposome and lung function in children in Europe: an analysis of data from the longitudinal, population-based HELIX cohort. <text:span text:style-name="T51">Lancet Planet Health</text:span>. 2019;3(2):e81-e92. doi:10.1016/S2542-5196(19)30010-5</text:p>
        <text:p text:style-name="Bibliography_20_1">39.<text:tab/>Lind PM, Lind L. Circulating levels of bisphenol A and phthalates are related to carotid atherosclerosis in the elderly. <text:span text:style-name="T51">Atherosclerosis</text:span>. 2011;218(1):207-213. doi:10.1016/j.atherosclerosis.2011.05.001</text:p>
        <text:p text:style-name="Bibliography_20_1">40.<text:tab/>Soomro MH, Baiz N, Philippat C, et al. Prenatal Exposure to Phthalates and the Development of Eczema Phenotypes in Male Children: Results from the EDEN Mother-Child Cohort Study. <text:span text:style-name="T51">Environ Health Perspect</text:span>. 2018;126(2):027002. doi:10.1289/EHP1829</text:p>
        <text:p text:style-name="Bibliography_20_1"><text:soft-page-break/>41.<text:tab/>Lind PM, Roos V, Rönn M, et al. Serum concentrations of phthalate metabolites are related to abdominal fat distribution two years later in elderly women. <text:span text:style-name="T51">Environ Health Glob Access Sci Source</text:span>. 2012;11:21. doi:10.1186/1476-069X-11-21</text:p>
        <text:p text:style-name="Bibliography_20_1">42.<text:tab/>Ferguson KK, Rosen EM, Rosario Z, et al. Environmental phthalate exposure and preterm birth in the PROTECT birth cohort. <text:span text:style-name="T51">Environ Int</text:span>. 2019;132:105099. doi:10.1016/j.envint.2019.105099</text:p>
        <text:p text:style-name="Bibliography_20_1">43.<text:tab/>Percy Z, Xu Y, Sucharew H, et al. Gestational exposure to phthalates and gender-related play behaviors in 8-year-old children: an observational study. <text:span text:style-name="T51">Environ Health Glob Access Sci Source</text:span>. 2016;15(1):87. doi:10.1186/s12940-016-0171-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8-08T12:56:23.691992044</dc:date>
    <meta:editing-cycles>98</meta:editing-cycles>
    <meta:editing-duration>PT17H3M56S</meta:editing-duration>
    <meta:generator>LibreOffice/7.3.4.2$Linux_X86_64 LibreOffice_project/30$Build-2</meta:generator>
    <meta:print-date>2022-08-08T11:08:18.982170679</meta:print-date>
    <meta:document-statistic meta:table-count="7" meta:image-count="0" meta:object-count="0" meta:page-count="12" meta:paragraph-count="701" meta:word-count="2521" meta:character-count="17948" meta:non-whitespace-character-count="16127"/>
    <meta:user-defined meta:name="ZOTERO_PREF_1">&lt;data data-version="3" zotero-version="6.0.9"&gt;&lt;session id="AptqwQSC"/&gt;&lt;style id="http://www.zotero.org/styles/american-medical-association" hasBibliography="1" bibliographyStyleHasBeenSet="1"/&gt;&lt;prefs&gt;&lt;pref name="fieldType" value="ReferenceMark"/&gt;&lt;pref nam</meta:user-defined>
    <meta:user-defined meta:name="ZOTERO_PREF_2">e="automaticJournalAbbreviations" value="true"/&gt;&lt;/prefs&gt;&lt;/data&gt;</meta:user-defined>
  </office:meta>
</office:document-meta>
</file>